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aragraphe_20_de_20_liste" style:list-style-name="WW8Num37"/>
    <style:style style:name="P2" style:family="paragraph" style:parent-style-name="Paragraphe_20_de_20_liste" style:list-style-name="WW8Num37">
      <style:text-properties fo:font-size="16pt" style:font-size-asian="16pt"/>
    </style:style>
    <style:style style:name="P3" style:family="paragraph" style:parent-style-name="Paragraphe_20_de_20_liste" style:list-style-name="WW8Num32"/>
    <style:style style:name="P4" style:family="paragraph" style:parent-style-name="Paragraphe_20_de_20_liste" style:list-style-name="WW8Num25"/>
    <style:style style:name="P5" style:family="paragraph" style:parent-style-name="Paragraphe_20_de_20_liste" style:list-style-name="WW8Num17"/>
    <style:style style:name="P6" style:family="paragraph" style:parent-style-name="Paragraphe_20_de_20_liste" style:list-style-name="WW8Num16"/>
    <style:style style:name="P7" style:family="paragraph" style:parent-style-name="Paragraphe_20_de_20_liste" style:list-style-name="WW8Num19"/>
    <style:style style:name="P8" style:family="paragraph" style:parent-style-name="Paragraphe_20_de_20_liste" style:list-style-name="WW8Num26"/>
    <style:style style:name="P9" style:family="paragraph" style:parent-style-name="Paragraphe_20_de_20_liste" style:list-style-name="WW8Num35"/>
    <style:style style:name="P10" style:family="paragraph" style:parent-style-name="Paragraphe_20_de_20_liste" style:list-style-name="WW8Num40"/>
    <style:style style:name="P11" style:family="paragraph" style:parent-style-name="Paragraphe_20_de_20_liste" style:list-style-name="WW8Num34"/>
    <style:style style:name="P12" style:family="paragraph" style:parent-style-name="Paragraphe_20_de_20_liste" style:list-style-name="WW8Num1"/>
    <style:style style:name="P13" style:family="paragraph" style:parent-style-name="Paragraphe_20_de_20_liste" style:list-style-name="WW8Num39"/>
    <style:style style:name="P14" style:family="paragraph" style:parent-style-name="Paragraphe_20_de_20_liste" style:list-style-name="WW8Num12"/>
    <style:style style:name="P15" style:family="paragraph" style:parent-style-name="Paragraphe_20_de_20_liste" style:list-style-name="WW8Num41"/>
    <style:style style:name="P16" style:family="paragraph" style:parent-style-name="Paragraphe_20_de_20_liste" style:list-style-name="WW8Num18"/>
    <style:style style:name="P17" style:family="paragraph" style:parent-style-name="Paragraphe_20_de_20_liste" style:list-style-name="WW8Num13"/>
    <style:style style:name="P18" style:family="paragraph" style:parent-style-name="Paragraphe_20_de_20_liste">
      <style:paragraph-properties fo:break-before="page"/>
    </style:style>
    <style:style style:name="P19" style:family="paragraph" style:parent-style-name="Paragraphe_20_de_20_liste" style:list-style-name="WW8Num26">
      <style:paragraph-properties fo:margin-top="0cm" fo:margin-bottom="0.353cm" style:contextual-spacing="false" fo:line-height="115%" fo:text-align="start" style:justify-single-word="false"/>
    </style:style>
    <style:style style:name="P20" style:family="paragraph" style:parent-style-name="Heading_20_1" style:list-style-name="WW8Num33"/>
    <style:style style:name="P21" style:family="paragraph" style:parent-style-name="Heading_20_2">
      <style:paragraph-properties fo:margin-left="0cm" fo:margin-right="0cm" fo:text-indent="0cm" style:auto-text-indent="false"/>
    </style:style>
    <style:style style:name="P22" style:family="paragraph" style:parent-style-name="Standard">
      <style:text-properties fo:language="none" fo:country="none" style:language-asian="none" style:country-asian="none"/>
    </style:style>
    <style:style style:name="P23" style:family="paragraph" style:parent-style-name="Standard">
      <style:text-properties style:text-underline-style="solid" style:text-underline-width="auto" style:text-underline-color="font-color"/>
    </style:style>
    <style:style style:name="P24" style:family="paragraph" style:parent-style-name="Standard">
      <style:text-properties fo:font-size="14pt" style:text-underline-style="solid" style:text-underline-width="auto" style:text-underline-color="font-color" style:font-size-asian="14pt"/>
    </style:style>
    <style:style style:name="P25" style:family="paragraph" style:parent-style-name="Standard">
      <style:text-properties fo:font-size="14pt" style:font-size-asian="14pt"/>
    </style:style>
    <style:style style:name="P26" style:family="paragraph" style:parent-style-name="Standard">
      <style:text-properties fo:font-size="16pt" style:font-size-asian="16pt"/>
    </style:style>
    <style:style style:name="P27" style:family="paragraph" style:parent-style-name="Standard">
      <style:text-properties fo:font-style="italic" style:text-underline-style="solid" style:text-underline-width="auto" style:text-underline-color="font-color" style:font-style-asian="italic"/>
    </style:style>
    <style:style style:name="P28" style:family="paragraph" style:parent-style-name="Standard">
      <style:paragraph-properties fo:break-before="page"/>
    </style:style>
    <style:style style:name="P29" style:family="paragraph" style:parent-style-name="Standard">
      <style:paragraph-properties fo:margin-left="3.747cm" fo:margin-right="0cm" fo:text-indent="0cm" style:auto-text-indent="false"/>
    </style:style>
    <style:style style:name="P30" style:family="paragraph" style:parent-style-name="Standard">
      <style:paragraph-properties fo:margin-top="0cm" fo:margin-bottom="0.353cm" style:contextual-spacing="false" fo:line-height="115%" fo:text-align="start" style:justify-single-word="false" fo:break-before="page"/>
    </style:style>
    <style:style style:name="P31" style:family="paragraph" style:parent-style-name="Standard" style:list-style-name="">
      <style:paragraph-properties fo:margin-top="0cm" fo:margin-bottom="0.353cm" style:contextual-spacing="false" fo:line-height="115%" fo:text-align="start" style:justify-single-word="false" fo:break-before="page"/>
    </style:style>
    <style:style style:name="P32" style:family="paragraph" style:parent-style-name="Standard">
      <style:paragraph-properties fo:margin-top="0cm" fo:margin-bottom="0.353cm" style:contextual-spacing="false" fo:line-height="115%" fo:text-align="start" style:justify-single-word="false" fo:break-before="page"/>
      <style:text-properties fo:color="#ff0000" fo:font-size="14pt" style:text-underline-style="solid" style:text-underline-width="auto" style:text-underline-color="font-color" style:font-size-asian="14pt"/>
    </style:style>
    <style:style style:name="P33" style:family="paragraph" style:parent-style-name="Standard">
      <style:paragraph-properties fo:margin-top="0cm" fo:margin-bottom="0.353cm" style:contextual-spacing="false" fo:line-height="115%" fo:text-align="start" style:justify-single-word="false"/>
    </style:style>
    <style:style style:name="P34" style:family="paragraph" style:parent-style-name="Standard" style:master-page-name="Standard">
      <style:paragraph-properties style:page-number="auto"/>
    </style:style>
    <style:style style:name="P35" style:family="paragraph" style:parent-style-name="Sans_20_interligne" style:list-style-name="WW8Num29"/>
    <style:style style:name="P36" style:family="paragraph" style:parent-style-name="Sans_20_interligne">
      <style:text-properties fo:font-style="italic" style:font-style-asian="italic"/>
    </style:style>
    <style:style style:name="P37" style:family="paragraph" style:parent-style-name="Sans_20_interligne">
      <style:text-properties style:text-underline-style="solid" style:text-underline-width="auto" style:text-underline-color="font-color"/>
    </style:style>
    <style:style style:name="P38" style:family="paragraph" style:parent-style-name="Sans_20_interligne" style:list-style-name="WW8Num2"/>
    <style:style style:name="P39" style:family="paragraph" style:parent-style-name="Sans_20_interligne">
      <style:text-properties fo:font-size="12pt" style:text-underline-style="solid" style:text-underline-width="auto" style:text-underline-color="font-color" style:font-size-asian="12pt"/>
    </style:style>
    <style:style style:name="P40" style:family="paragraph" style:parent-style-name="Sans_20_interligne">
      <style:paragraph-properties fo:text-align="center" style:justify-single-word="false"/>
      <style:text-properties fo:font-size="12pt" style:text-underline-style="solid" style:text-underline-width="auto" style:text-underline-color="font-color" style:font-size-asian="12pt"/>
    </style:style>
    <style:style style:name="P41" style:family="paragraph" style:parent-style-name="Sans_20_interligne">
      <style:paragraph-properties fo:text-align="center" style:justify-single-word="false"/>
      <style:text-properties fo:color="#002060" fo:font-size="12pt" style:font-size-asian="12pt"/>
    </style:style>
    <style:style style:name="P42" style:family="paragraph" style:parent-style-name="Sans_20_interligne" style:list-style-name="WW8Num23"/>
    <style:style style:name="P43" style:family="paragraph" style:parent-style-name="Sans_20_interligne" style:list-style-name="WW8Num27"/>
    <style:style style:name="P44" style:family="paragraph" style:parent-style-name="Sans_20_interligne" style:list-style-name="WW8Num22"/>
    <style:style style:name="P45" style:family="paragraph" style:parent-style-name="Sans_20_interligne" style:list-style-name="WW8Num31"/>
    <style:style style:name="P46" style:family="paragraph" style:parent-style-name="Sans_20_interligne">
      <style:text-properties fo:font-size="14pt" style:text-underline-style="solid" style:text-underline-width="auto" style:text-underline-color="font-color" style:font-size-asian="14pt"/>
    </style:style>
    <style:style style:name="P47" style:family="paragraph" style:parent-style-name="Sans_20_interligne">
      <style:text-properties fo:color="#ff0000" fo:font-size="14pt" style:text-underline-style="solid" style:text-underline-width="auto" style:text-underline-color="font-color" style:font-size-asian="14pt"/>
    </style:style>
    <style:style style:name="P48" style:family="paragraph" style:parent-style-name="Sans_20_interligne">
      <style:paragraph-properties fo:text-align="center" style:justify-single-word="false"/>
      <style:text-properties fo:color="#ff0000" fo:font-size="14pt" style:text-underline-style="solid" style:text-underline-width="auto" style:text-underline-color="font-color" style:font-size-asian="14pt"/>
    </style:style>
    <style:style style:name="P49" style:family="paragraph" style:parent-style-name="Sans_20_interligne">
      <style:text-properties fo:color="#ff0000" style:text-underline-style="dash" style:text-underline-width="auto" style:text-underline-color="font-color"/>
    </style:style>
    <style:style style:name="P50" style:family="paragraph" style:parent-style-name="Sans_20_interligne" style:list-style-name="WW8Num10">
      <style:text-properties fo:color="#ff0000" style:text-underline-style="dash" style:text-underline-width="auto" style:text-underline-color="font-color"/>
    </style:style>
    <style:style style:name="P51" style:family="paragraph" style:parent-style-name="Sans_20_interligne">
      <style:text-properties fo:color="#ff0000" fo:font-size="20pt" fo:font-weight="bold" style:font-size-asian="20pt" style:font-weight-asian="bold"/>
    </style:style>
    <style:style style:name="P52" style:family="paragraph" style:parent-style-name="Sans_20_interligne">
      <style:paragraph-properties fo:text-align="center" style:justify-single-word="false"/>
      <style:text-properties fo:color="#ff0000" fo:font-size="20pt" fo:font-weight="bold" style:font-size-asian="20pt" style:font-weight-asian="bold"/>
    </style:style>
    <style:style style:name="P53" style:family="paragraph" style:parent-style-name="Sans_20_interligne" style:list-style-name="WW8Num11"/>
    <style:style style:name="P54" style:family="paragraph" style:parent-style-name="Sans_20_interligne" style:list-style-name="WW8Num38"/>
    <style:style style:name="P55" style:family="paragraph" style:parent-style-name="Sans_20_interligne">
      <style:text-properties fo:language="none" fo:country="none" style:language-asian="none" style:country-asian="none"/>
    </style:style>
    <style:style style:name="P56" style:family="paragraph" style:parent-style-name="Sans_20_interligne" style:list-style-name="WW8Num8"/>
    <style:style style:name="P57" style:family="paragraph" style:parent-style-name="Sans_20_interligne" style:list-style-name="WW8Num7"/>
    <style:style style:name="P58" style:family="paragraph" style:parent-style-name="Sans_20_interligne" style:list-style-name="WW8Num9"/>
    <style:style style:name="P59" style:family="paragraph" style:parent-style-name="Sans_20_interligne">
      <style:paragraph-properties fo:text-align="center" style:justify-single-word="false"/>
      <style:text-properties fo:font-size="16pt" style:text-underline-style="solid" style:text-underline-width="auto" style:text-underline-color="font-color" style:font-size-asian="16pt"/>
    </style:style>
    <style:style style:name="P60" style:family="paragraph" style:parent-style-name="Sans_20_interligne">
      <style:text-properties fo:font-size="16pt" style:font-size-asian="16pt"/>
    </style:style>
    <style:style style:name="P61" style:family="paragraph" style:parent-style-name="Sans_20_interligne">
      <style:paragraph-properties fo:text-align="center" style:justify-single-word="false"/>
      <style:text-properties fo:font-size="16pt" style:font-size-asian="16pt"/>
    </style:style>
    <style:style style:name="P62" style:family="paragraph" style:parent-style-name="Sans_20_interligne">
      <style:paragraph-properties fo:text-align="justify" style:justify-single-word="false"/>
      <style:text-properties fo:font-size="16pt" style:font-size-asian="16pt"/>
    </style:style>
    <style:style style:name="P63" style:family="paragraph" style:parent-style-name="Sans_20_interligne" style:list-style-name="WW8Num37">
      <style:paragraph-properties fo:text-align="justify" style:justify-single-word="false"/>
      <style:text-properties fo:font-size="16pt" style:font-size-asian="16pt"/>
    </style:style>
    <style:style style:name="P64" style:family="paragraph" style:parent-style-name="Sans_20_interligne" style:list-style-name="WW8Num37">
      <style:text-properties fo:font-size="16pt" style:font-size-asian="16pt"/>
    </style:style>
    <style:style style:name="P65" style:family="paragraph" style:parent-style-name="Sans_20_interligne" style:list-style-name="WW8Num21"/>
    <style:style style:name="P66" style:family="paragraph" style:parent-style-name="Sans_20_interligne" style:list-style-name="WW8Num6">
      <style:paragraph-properties fo:text-align="justify" style:justify-single-word="false"/>
    </style:style>
    <style:style style:name="P67" style:family="paragraph" style:parent-style-name="Sans_20_interligne" style:list-style-name="WW8Num28">
      <style:paragraph-properties fo:text-align="justify" style:justify-single-word="false"/>
    </style:style>
    <style:style style:name="P68" style:family="paragraph" style:parent-style-name="Sans_20_interligne" style:list-style-name="WW8Num4">
      <style:paragraph-properties fo:text-align="justify" style:justify-single-word="false"/>
    </style:style>
    <style:style style:name="P69" style:family="paragraph" style:parent-style-name="Sans_20_interligne">
      <style:text-properties fo:color="#00b050" fo:font-size="18pt" style:text-underline-style="solid" style:text-underline-width="auto" style:text-underline-color="font-color" style:font-size-asian="18pt"/>
    </style:style>
    <style:style style:name="P70" style:family="paragraph" style:parent-style-name="Sans_20_interligne">
      <style:paragraph-properties fo:text-align="justify" style:justify-single-word="false"/>
      <style:text-properties fo:color="#00b050" fo:font-size="18pt" style:text-underline-style="solid" style:text-underline-width="auto" style:text-underline-color="font-color" style:font-size-asian="18pt"/>
    </style:style>
    <style:style style:name="P71" style:family="paragraph" style:parent-style-name="Sans_20_interligne" style:list-style-name="WW8Num21">
      <style:paragraph-properties fo:text-align="justify" style:justify-single-word="false"/>
      <style:text-properties fo:color="#00b050" fo:font-size="18pt" style:text-underline-style="solid" style:text-underline-width="auto" style:text-underline-color="font-color" style:font-size-asian="18pt"/>
    </style:style>
    <style:style style:name="P72" style:family="paragraph" style:parent-style-name="Sans_20_interligne">
      <style:paragraph-properties fo:text-align="center" style:justify-single-word="false"/>
      <style:text-properties fo:color="#00b050" fo:font-size="18pt" style:text-underline-style="solid" style:text-underline-width="auto" style:text-underline-color="font-color" style:font-size-asian="18pt"/>
    </style:style>
    <style:style style:name="P73" style:family="paragraph" style:parent-style-name="Sans_20_interligne">
      <style:text-properties fo:color="#17365d" fo:font-size="16pt" style:text-underline-style="solid" style:text-underline-width="auto" style:text-underline-color="font-color" style:font-size-asian="16pt"/>
    </style:style>
    <style:style style:name="P74" style:family="paragraph" style:parent-style-name="Sans_20_interligne" style:list-style-name="WW8Num42"/>
    <style:style style:name="P75" style:family="paragraph" style:parent-style-name="Sans_20_interligne">
      <style:text-properties style:text-underline-style="dash" style:text-underline-width="auto" style:text-underline-color="font-color"/>
    </style:style>
    <style:style style:name="P76" style:family="paragraph" style:parent-style-name="Sans_20_interligne" style:list-style-name="WW8Num43"/>
    <style:style style:name="P77" style:family="paragraph" style:parent-style-name="Sans_20_interligne" style:list-style-name="WW8Num5"/>
    <style:style style:name="P78" style:family="paragraph" style:parent-style-name="Sans_20_interligne" style:list-style-name="WW8Num36"/>
    <style:style style:name="P79" style:family="paragraph" style:parent-style-name="Sans_20_interligne" style:list-style-name="WW8Num14"/>
    <style:style style:name="P80" style:family="paragraph" style:parent-style-name="Sans_20_interligne" style:list-style-name="WW8Num3"/>
    <style:style style:name="P81" style:family="paragraph" style:parent-style-name="Sans_20_interligne" style:list-style-name="WW8Num24"/>
    <style:style style:name="P82" style:family="paragraph" style:parent-style-name="Sans_20_interligne" style:list-style-name="WW8Num30"/>
    <style:style style:name="P83" style:family="paragraph" style:parent-style-name="Sans_20_interligne" style:list-style-name="WW8Num44"/>
    <style:style style:name="P84" style:family="paragraph" style:parent-style-name="Sans_20_interligne" style:list-style-name="WW8Num15"/>
    <style:style style:name="P85" style:family="paragraph" style:parent-style-name="Sans_20_interligne" style:list-style-name="WW8Num37"/>
    <style:style style:name="P86" style:family="paragraph" style:parent-style-name="Sans_20_interligne">
      <style:paragraph-properties fo:margin-left="1.27cm" fo:margin-right="0cm" fo:text-indent="0cm" style:auto-text-indent="false"/>
    </style:style>
    <style:style style:name="P87" style:family="paragraph" style:parent-style-name="Sans_20_interligne">
      <style:paragraph-properties fo:margin-left="1.27cm" fo:margin-right="0cm" fo:text-indent="0cm" style:auto-text-indent="false"/>
      <style:text-properties fo:language="none" fo:country="none" style:language-asian="none" style:country-asian="none"/>
    </style:style>
    <style:style style:name="P88" style:family="paragraph" style:parent-style-name="Sans_20_interligne">
      <style:paragraph-properties fo:margin-left="1.27cm" fo:margin-right="0cm" fo:text-indent="0cm" style:auto-text-indent="false"/>
      <style:text-properties style:text-underline-style="dash" style:text-underline-width="auto" style:text-underline-color="font-color"/>
    </style:style>
    <style:style style:name="P89" style:family="paragraph" style:parent-style-name="Sans_20_interligne">
      <style:paragraph-properties fo:margin-left="1.27cm" fo:margin-right="0cm" fo:text-indent="0cm" style:auto-text-indent="false"/>
      <style:text-properties fo:color="#ff0000" style:text-underline-style="dash" style:text-underline-width="auto" style:text-underline-color="font-color"/>
    </style:style>
    <style:style style:name="P90" style:family="paragraph" style:parent-style-name="Sans_20_interligne">
      <style:paragraph-properties fo:margin-left="1.27cm" fo:margin-right="0cm" fo:text-align="justify" style:justify-single-word="false" fo:text-indent="0cm" style:auto-text-indent="false"/>
      <style:text-properties fo:font-size="18pt" fo:font-style="italic" fo:font-weight="bold" style:font-size-asian="18pt" style:font-style-asian="italic" style:font-weight-asian="bold"/>
    </style:style>
    <style:style style:name="P91" style:family="paragraph" style:parent-style-name="Sans_20_interligne">
      <style:paragraph-properties fo:margin-left="1.27cm" fo:margin-right="0cm" fo:text-align="justify" style:justify-single-word="false" fo:text-indent="0cm" style:auto-text-indent="false"/>
      <style:text-properties fo:font-size="16pt" style:font-size-asian="16pt"/>
    </style:style>
    <style:style style:name="P92" style:family="paragraph" style:parent-style-name="Sans_20_interligne">
      <style:paragraph-properties fo:margin-left="2.54cm" fo:margin-right="0cm" fo:text-indent="0cm" style:auto-text-indent="false"/>
    </style:style>
    <style:style style:name="P93" style:family="paragraph" style:parent-style-name="Sans_20_interligne">
      <style:paragraph-properties fo:margin-left="2.54cm" fo:margin-right="0cm" fo:text-indent="0cm" style:auto-text-indent="false"/>
      <style:text-properties fo:color="#ff0000" fo:font-size="14pt" style:text-underline-style="solid" style:text-underline-width="auto" style:text-underline-color="font-color" style:font-size-asian="14pt"/>
    </style:style>
    <style:style style:name="P94" style:family="paragraph" style:parent-style-name="Sans_20_interligne">
      <style:paragraph-properties fo:margin-left="2.54cm" fo:margin-right="0cm" fo:text-indent="0cm" style:auto-text-indent="false" fo:break-before="page"/>
    </style:style>
    <style:style style:name="P95" style:family="paragraph" style:parent-style-name="Sans_20_interligne">
      <style:paragraph-properties fo:text-align="center" style:justify-single-word="false" fo:break-before="page"/>
      <style:text-properties fo:color="#ff0000" fo:font-size="20pt" fo:font-weight="bold" style:font-size-asian="20pt" style:font-weight-asian="bold"/>
    </style:style>
    <style:style style:name="P96" style:family="paragraph" style:parent-style-name="Sans_20_interligne">
      <style:paragraph-properties fo:margin-left="1.249cm" fo:margin-right="0cm" fo:text-indent="1.249cm" style:auto-text-indent="false"/>
    </style:style>
    <style:style style:name="P97" style:family="paragraph" style:parent-style-name="Sans_20_interligne" style:list-style-name="WW8Num20">
      <style:paragraph-properties fo:margin-left="0cm" fo:margin-right="0cm" fo:text-indent="-0.635cm" style:auto-text-indent="false"/>
    </style:style>
    <style:style style:name="P98" style:family="paragraph" style:parent-style-name="Sans_20_interligne" style:list-style-name="WW8Num20">
      <style:paragraph-properties fo:margin-left="0cm" fo:margin-right="0cm" fo:text-indent="-0.635cm" style:auto-text-indent="false"/>
      <style:text-properties fo:font-size="12pt" style:text-underline-style="solid" style:text-underline-width="auto" style:text-underline-color="font-color" style:font-size-asian="12pt"/>
    </style:style>
    <style:style style:name="P99" style:family="paragraph" style:parent-style-name="Sans_20_interligne">
      <style:paragraph-properties fo:margin-left="1.887cm" fo:margin-right="0cm" fo:text-align="justify" style:justify-single-word="false" fo:text-indent="0cm" style:auto-text-indent="false"/>
      <style:text-properties fo:color="#00b050" fo:font-size="18pt" style:text-underline-style="solid" style:text-underline-width="auto" style:text-underline-color="font-color" style:font-size-asian="18pt"/>
    </style:style>
    <style:style style:name="P100" style:family="paragraph" style:parent-style-name="Sans_20_interligne" style:master-page-name="Conversion_20_1">
      <style:paragraph-properties fo:text-align="center" style:justify-single-word="false" style:page-number="auto"/>
      <style:text-properties fo:font-size="22pt" fo:font-style="italic" style:text-underline-style="solid" style:text-underline-width="auto" style:text-underline-color="font-color" fo:font-weight="bold" style:font-size-asian="22pt" style:font-style-asian="italic" style:font-weight-asian="bold"/>
    </style:style>
    <style:style style:name="P101" style:family="paragraph">
      <style:paragraph-properties fo:text-align="center" style:writing-mode="lr-tb"/>
    </style:style>
    <style:style style:name="T1" style:family="text">
      <style:text-properties style:text-position="super 58%"/>
    </style:style>
    <style:style style:name="T2" style:family="text">
      <style:text-properties fo:font-size="12pt"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text-underline-style="solid" style:text-underline-width="auto" style:text-underline-color="font-color"/>
    </style:style>
    <style:style style:name="T5" style:family="text">
      <style:text-properties style:font-name-complex="Calibri"/>
    </style:style>
    <style:style style:name="T6" style:family="text">
      <style:text-properties fo:font-style="italic" style:font-style-asian="italic"/>
    </style:style>
    <style:style style:name="T7" style:family="text">
      <style:text-properties fo:font-size="16pt" style:font-size-asian="16pt"/>
    </style:style>
    <style:style style:name="T8" style:family="text">
      <style:text-properties fo:font-size="16pt" style:text-underline-style="solid" style:text-underline-width="auto" style:text-underline-color="font-color" fo:font-weight="bold" style:font-size-asian="16pt" style:font-weight-asian="bold"/>
    </style:style>
    <style:style style:name="T9" style:family="text">
      <style:text-properties fo:font-size="16pt" fo:font-weight="bold" style:font-size-asian="16pt" style:font-weight-asian="bold"/>
    </style:style>
    <style:style style:name="T10" style:family="text">
      <style:text-properties fo:font-weight="bold" style:font-weight-asian="bold"/>
    </style:style>
    <style:style style:name="T11" style:family="text">
      <style:text-properties fo:font-size="14pt" style:text-underline-style="solid" style:text-underline-width="auto" style:text-underline-color="font-color" fo:font-weight="bold" style:font-size-asian="14pt" style:font-weight-asian="bold"/>
    </style:style>
    <style:style style:name="T12" style:family="text">
      <style:text-properties fo:font-size="10pt" fo:font-weight="bold" style:font-size-asian="10pt" style:font-weight-asian="bold"/>
    </style:style>
    <text:list-style style:name="L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anagement (les théories des organisations)</text:p>
      <text:p text:style-name="Standard">Les théories classiques et néoclassiques</text:p>
      <text:p text:style-name="Paragraphe_20_de_20_liste">Ecole classique</text:p>
      <text:p text:style-name="Paragraphe_20_de_20_liste"/>
      <text:p text:style-name="Paragraphe_20_de_20_liste">Période du prolétariat, bourgeoisie, individualisme <text:s text:c="8"/></text:p>
      <text:p text:style-name="Paragraphe_20_de_20_liste">Apparition <text:s/>du scientisme (dc rationalisation)</text:p>
      <text:p text:style-name="Standard">OST : Taylor (1856-1915 : ingénieur) :</text:p>
      <text:list xml:id="list175932203" text:style-name="WW8Num29">
        <text:list-item>
          <text:p text:style-name="P35">Création de l’OST car pr lui il faut chger la prod° rationnelle <text:span text:style-name="T1">mt </text:span>: constat mauvais production</text:p>
        </text:list-item>
        <text:list-item>
          <text:p text:style-name="P35">Pour lui, les H st paresseux dc surveillance nécessaire et décomposition des gestes</text:p>
        </text:list-item>
        <text:list-item>
          <text:p text:style-name="P35">Création de la <text:span text:style-name="T2">DIT</text:span></text:p>
        </text:list-item>
        <text:list-item>
          <text:p text:style-name="P35">Les H st récompensés : celui qui produit + sera payé plus : idée de motivation</text:p>
        </text:list-item>
        <text:list-item>
          <text:p text:style-name="P35">Coordination du travail</text:p>
        </text:list-item>
        <text:list-item>
          <text:p text:style-name="P35">Sélection du perso sur critères d’habileté et non plus sur le sexe, l’âge…</text:p>
        </text:list-item>
      </text:list>
      <text:p text:style-name="P22"><draw:connector text:anchor-type="char" draw:z-index="0" draw:style-name="gr1" draw:text-style-name="P101" draw:type="line" svg:x1="6.549cm" svg:y1="0.067cm" svg:x2="6.553cm" svg:y2="0.875cm" svg:d="m6549 67 4 808"><text:p/></draw:connector></text:p>
      <text:p text:style-name="Standard">Idée fondamentale : être sur un One Best Way (meilleur chemin possible et meilleur système)</text:p>
      <text:p text:style-name="Standard">Pas de conflit de pouvoir puisque tt le mde va ds le même sens</text:p>
      <text:p text:style-name="P36"><text:span text:style-name="T4">Rationalisation :</text:span> idée selon laquelle il existe des méthodes traditionnelles et scientifiques qui permettent de soumettre la pratique humaine et organisationnelle en vue d’une plus grande productivité. </text:p>
      <text:p text:style-name="P36">4 étapes :</text:p>
      <text:p text:style-name="P36"><text:span text:style-name="T5"><text:s/></text:span>-analyse <text:s/>des mvt élémentaires</text:p>
      <text:p text:style-name="P36">-examen critique de chaque élément du T</text:p>
      <text:p text:style-name="P36">-synthèse et recomposition des mvt</text:p>
      <text:p text:style-name="P36">-mise en œuvre ds les ateliers et contrôle</text:p>
      <text:p text:style-name="P36"/>
      <text:p text:style-name="P37">Henri Ford (patron d’une entreprise : Ford après avoir crée le moteur a explosion)</text:p>
      <text:p text:style-name="P36"/>
      <text:list xml:id="list1059497277" text:style-name="WW8Num2">
        <text:list-item>
          <text:p text:style-name="P38">Naissance du <text:span text:style-name="T2">travail à la chaine </text:span>: les H ne se déplacent plus ms ce st les voitures sur des rails</text:p>
        </text:list-item>
        <text:list-item>
          <text:p text:style-name="P38">5 $ / Day</text:p>
        </text:list-item>
      </text:list>
      <text:p text:style-name="Sans_20_interligne"/>
      <text:p text:style-name="Sans_20_interligne">Mais critiques : T fatiguant, aliénant….</text:p>
      <text:p text:style-name="Sans_20_interligne"/>
      <text:p text:style-name="Sans_20_interligne"/>
      <text:p text:style-name="Sans_20_interligne"/>
      <text:p text:style-name="P41">Bilan : </text:p>
      <text:p text:style-name="P41">le système Taylorien montre ses limites</text:p>
      <text:p text:style-name="P28"/>
      <text:p text:style-name="Standard">OAT: Fayol (années 30 : ingénieur) : L’orga Admin du T</text:p>
      <text:p text:style-name="Standard">Rationalisation des activités de gestion</text:p>
      <text:p text:style-name="Paragraphe_20_de_20_liste">Unité de commandement (Taylor : un ouvrier peut avoir 8 chefs)</text:p>
      <text:p text:style-name="Paragraphe_20_de_20_liste">Unité de direction</text:p>
      <text:p text:style-name="Paragraphe_20_de_20_liste">Equité dans la rémunération (à tache égal salaire égal)</text:p>
      <text:p text:style-name="Paragraphe_20_de_20_liste">Hiérarchie</text:p>
      <text:p text:style-name="Paragraphe_20_de_20_liste">Centralisation : tte info sur l’activité des subornées doit remonter ds la hiérarchie</text:p>
      <text:p text:style-name="Paragraphe_20_de_20_liste"><draw:connector text:anchor-type="char" draw:z-index="1" draw:style-name="gr1" draw:text-style-name="P101" draw:type="line" svg:x1="3.851cm" svg:y1="0.758cm" svg:x2="3.854cm" svg:y2="1.566cm" svg:d="m3851 758 3 808"><text:p/></draw:connector>Autorité associé à la responsabilité (syst sanction/récompense)</text:p>
      <text:p text:style-name="Standard"/>
      <text:p text:style-name="Standard">Il croit aussi au One Best Way avec 5 activités principales ds la gestion :</text:p>
      <text:p text:style-name="Standard">Prévision, organisation, commandement, coordination, contrôle</text:p>
      <text:p text:style-name="Standard"/>
      <text:p text:style-name="Standard">Points communs et différences ost/oat</text:p>
      <text:p text:style-name="Paragraphe_20_de_20_liste">Principe hiérarchique : idem </text:p>
      <text:p text:style-name="Paragraphe_20_de_20_liste">But de la hiérarchie : coordonner les tâches (« ligne de commandement »)</text:p>
      <text:p text:style-name="Paragraphe_20_de_20_liste">Principe unité de commandement :</text:p>
      <text:p text:style-name="Paragraphe_20_de_20_liste">Taylor : plusieurs chefs pr un ouvrier (la compétence fait l’autorité)</text:p>
      <text:p text:style-name="Paragraphe_20_de_20_liste">Fayol  : pas de division d’autorité (« <text:span text:style-name="T6">autorité hiérarchique »</text:span>)</text:p>
      <text:p text:style-name="Standard">Nbr de personnes attaché à une autorité : « éventail de subordination »</text:p>
      <text:p text:style-name="Paragraphe_20_de_20_liste">Principe de limite de délégation de l’autorité : certaine responsabilité autonome des exécutants</text:p>
      <text:p text:style-name="Paragraphe_20_de_20_liste">Principe de spécialisation organisationnelle</text:p>
      <text:p text:style-name="Paragraphe_20_de_20_liste">Taylor : + on mte ds la hiérarchie + on doit etre compétent</text:p>
      <text:p text:style-name="Paragraphe_20_de_20_liste">Fayol  : + on mte ds la hiérarchie + on devient polyvalent</text:p>
      <text:p text:style-name="Standard"/>
      <text:p text:style-name="Sans_20_interligne">Mais des critiques de l’école des relations humaines : monotonie, absence de motivation, pb de la spécialisation (ex : si qq est absent, comment le remplacer ?)…</text:p>
      <text:p text:style-name="Standard"/>
      <text:p text:style-name="P28"/>
      <text:p text:style-name="Standard">Weber (sociologue allemand : le modèle bureaucratique </text:p>
      <text:p text:style-name="Standard">Il travaille sur les formes d’autorité et de pvoir. Il voit que le mde change sauf la politique alors il faut trouver une nouvelle orga politique : democratie libérale</text:p>
      <text:p text:style-name="Standard">L’organisation  et l’autorité: 3 types</text:p>
      <text:list xml:id="list1613865760" text:style-name="WW8Num23">
        <text:list-item>
          <text:p text:style-name="P42"><text:span text:style-name="T4">Charismatique :</text:span> personnalité du dirigeant (capacité et qualités) / autorité du leader</text:p>
        </text:list-item>
        <text:list-item>
          <text:p text:style-name="P42"><text:span text:style-name="T4">Traditionnelle :</text:span> basée sur les précédents et usages / le leader hérite de l’ents</text:p>
        </text:list-item>
        <text:list-item>
          <text:p text:style-name="P42"><draw:connector text:anchor-type="char" draw:z-index="2" draw:style-name="gr1" draw:text-style-name="P101" draw:type="line" svg:x1="10.174cm" svg:y1="0.258cm" svg:x2="10.811cm" svg:y2="0.261cm" svg:d="m10174 258 637 3"><text:p/></draw:connector><text:span text:style-name="T4">Bureaucratique :</text:span> basée sur des règles strictes, explicites <text:s text:c="10"/>la forme la plus efficace pr <text:s/>lui</text:p>
        </text:list-item>
      </text:list>
      <text:p text:style-name="Standard"/>
      <text:p text:style-name="Standard">Le modèle démocratique</text:p>
      <text:list xml:id="list1003427784" text:style-name="WW8Num27">
        <text:list-item>
          <text:p text:style-name="P43">Libres et soumis a autorité que pr les fonctions officielles</text:p>
        </text:list-item>
        <text:list-item>
          <text:p text:style-name="P43">Les compétences de chaque emploi st clairement définies</text:p>
        </text:list-item>
        <text:list-item>
          <text:p text:style-name="P43">Emploi définit par un contrat</text:p>
        </text:list-item>
        <text:list-item>
          <text:p text:style-name="P43">Employés sélectionnés selon leurs compétences techniques</text:p>
        </text:list-item>
        <text:list-item>
          <text:p text:style-name="P43">Salaires fixés et varient selon la hiérarchie</text:p>
        </text:list-item>
        <text:list-item>
          <text:p text:style-name="P43">Promotion et évolution de carrière définies par la hiérarchie</text:p>
        </text:list-item>
        <text:list-item>
          <text:p text:style-name="P43">Séparation de la fonction et de l’homme qui l’occupe</text:p>
        </text:list-item>
        <text:list-item>
          <text:p text:style-name="P43">Discipline stricte (ex : habillement)</text:p>
        </text:list-item>
      </text:list>
      <text:p text:style-name="P87"><draw:connector text:anchor-type="char" draw:z-index="3" draw:style-name="gr1" draw:text-style-name="P101" draw:type="line" svg:x1="3.877cm" svg:y1="0.191cm" svg:x2="3.881cm" svg:y2="0.998cm" svg:d="m3877 191 4 807"><text:p/></draw:connector></text:p>
      <text:p text:style-name="P86"/>
      <text:p text:style-name="P86"><text:span text:style-name="T4">Organisation rationnelle</text:span> basée sur une spécialisation fonctionnelle avec une dépersonnalisation (on applique la loi ou l’ordre a tt le monde, pas de différences ethnique, religieuses…</text:p>
      <text:p text:style-name="P86"/>
      <text:p text:style-name="Standard">Points communs et différences ost/oat/modèle démocratique</text:p>
      <text:list xml:id="list187038991" text:style-name="WW8Num22">
        <text:list-item>
          <text:p text:style-name="P44">Objectifs de productivité</text:p>
        </text:list-item>
        <text:list-item>
          <text:p text:style-name="P44">One best way</text:p>
        </text:list-item>
        <text:list-item>
          <text:p text:style-name="P44">La rationalisation de l’orga (de l’admin)</text:p>
        </text:list-item>
        <text:list-item>
          <text:p text:style-name="P44">La supériorité de l’orga (idée de one best way)</text:p>
        </text:list-item>
        <text:list-item>
          <text:p text:style-name="P44">L’efficacité :</text:p>
          <text:list>
            <text:list-item>
              <text:p text:style-name="P44">Taylor : de production</text:p>
            </text:list-item>
            <text:list-item>
              <text:p text:style-name="P44">Fayol : managériale</text:p>
            </text:list-item>
            <text:list-item>
              <text:p text:style-name="P44">Weber : en faisant abstraction des hommes</text:p>
            </text:list-item>
          </text:list>
        </text:list-item>
      </text:list>
      <text:p text:style-name="Sans_20_interligne"/>
      <text:list xml:id="list1643991915" text:continue-numbering="true" text:style-name="WW8Num22">
        <text:list-item>
          <text:p text:style-name="P44">Fonctionnaliste : mais Weber ce distingue car il se mêle des inégalités sociales et de la répartition du pouvoir</text:p>
        </text:list-item>
        <text:list-item>
          <text:p text:style-name="P44"/>
        </text:list-item>
      </text:list>
      <text:p text:style-name="P93">Critiques de l’école classique</text:p>
      <text:p text:style-name="P93"/>
      <text:list xml:id="list382226848" text:style-name="WW8Num31">
        <text:list-item>
          <text:p text:style-name="P45">Naiveté des principes : c’est pas parce qu’une orga est bonne que ca va marcher (des H pvent s’y opposer : la rationalité est limitée par les hommes individuels)</text:p>
        </text:list-item>
        <text:list-item>
          <text:p text:style-name="P45">La méconnaissance des Principes cognitif (bcp trop d’echelons dc l’info passe mal)</text:p>
        </text:list-item>
        <text:list-item>
          <text:p text:style-name="P45">La croyance en une efficacité constant, invariable (qq soit la personne que je vais mettre ca va marcher)</text:p>
        </text:list-item>
      </text:list>
      <text:p text:style-name="P94"/>
      <text:p text:style-name="Paragraphe_20_de_20_liste">Ecole de la prise de décision (Théorie administrative de la décision)</text:p>
      <text:p text:style-name="Sans_20_interligne"/>
      <text:p text:style-name="Sans_20_interligne">Ces auteurs parlent de « systèmes sociaux » : </text:p>
      <text:p text:style-name="P36"><text:span text:style-name="T4">Système : </text:span>ce sont des ensembles de parties interdépendantes agencées en fonction d’un but</text:p>
      <text:p text:style-name="P36"/>
      <text:p text:style-name="P47">Barnard (on le retrouve ds l’école des relations humaines)</text:p>
      <text:p text:style-name="P47"/>
      <text:p text:style-name="Sans_20_interligne">Il s’intéresse à la « <text:span text:style-name="T4">structure informelle</text:span> » <text:span text:style-name="T6">: </text:span></text:p>
      <text:p text:style-name="P36"/>
      <text:p text:style-name="P36">Structuration par forcément représentée par un schéma, un organigramme</text:p>
      <text:p text:style-name="P36">Elle se forme au fur et à mesure que les activités ont lieu et que l’orga se forme.</text:p>
      <text:p text:style-name="P36"/>
      <text:p text:style-name="Sans_20_interligne">L’orga a 3 éléments : des buts, des actions, de la communication</text:p>
      <text:p text:style-name="Sans_20_interligne"/>
      <text:p text:style-name="P47">Simon</text:p>
      <text:p text:style-name="Sans_20_interligne"/>
      <text:p text:style-name="Sans_20_interligne">Pour lui ce qui est important c’est la prise de décision et il s’intéresse aussi à la structure informelle</text:p>
      <text:p text:style-name="P37"/>
      <text:p text:style-name="P37">Prise de décision : </text:p>
      <text:list xml:id="list1695732833" text:style-name="WW8Num11">
        <text:list-item>
          <text:p text:style-name="P53">Elle donne cohérence à l’orga (elle donne le CAP) </text:p>
        </text:list-item>
        <text:list-item>
          <text:p text:style-name="P53">Elle se décompose en 3 phases : IMC (intelligence, compétence, choix)</text:p>
        </text:list-item>
        <text:list-item>
          <text:p text:style-name="P53">Deux types : Programmées et non programmées</text:p>
        </text:list-item>
        <text:list-item>
          <text:p text:style-name="P53">Au plus près des pbs qui favorise la coordination, la compétence t la responsabilité</text:p>
        </text:list-item>
      </text:list>
      <text:p text:style-name="Sans_20_interligne"/>
      <text:p text:style-name="P37">Critique de l’OST : </text:p>
      <text:list xml:id="list1992216935" text:continue-numbering="true" text:style-name="WW8Num11">
        <text:list-item>
          <text:p text:style-name="P53">Spécialisation et unité de commandement n’est pas la garantie d’efficacité car il faut prdre en compte le contexte la rationalité n’est plus illimitée mais locale et limitée</text:p>
        </text:list-item>
        <text:list-item>
          <text:p text:style-name="P53">Unité de commandement : hiérarchie normale mais un acteur peut se réferrer à plusieurs chefs mais en cas de conflit, un seul doit etre réferrant.</text:p>
        </text:list-item>
      </text:list>
      <text:p text:style-name="P55"><draw:connector text:anchor-type="char" draw:z-index="4" draw:style-name="gr1" draw:text-style-name="P101" draw:type="line" svg:x1="5.068cm" svg:y1="0.129cm" svg:x2="5.071cm" svg:y2="1.027cm" svg:d="m5068 129 3 898"><text:p/></draw:connector></text:p>
      <text:p text:style-name="Sans_20_interligne"/>
      <text:p text:style-name="Standard">Rationalité limitée et locale : il n’y a plus de One Best Way</text:p>
      <text:p text:style-name="Standard">La rationalité limitée</text:p>
      <text:p text:style-name="Standard">Les choix des décideurs ne sont pas optimaux et ils varient selon les individus car :</text:p>
      <text:p text:style-name="Paragraphe_20_de_20_liste">Les individus sont des hommes (aptitudes et connaissances limitées, valeurs perso)</text:p>
      <text:p text:style-name="Paragraphe_20_de_20_liste">Ils sont influencés par l’environnement</text:p>
      <text:p text:style-name="Standard">Dc : il faut maximiser la décision en :</text:p>
      <text:list xml:id="list612424345" text:style-name="WW8Num38">
        <text:list-item>
          <text:p text:style-name="P54">Entrainement (qualification)</text:p>
        </text:list-item>
        <text:list-item>
          <text:p text:style-name="P54">Dévt des critères d’efficacité : bonne rétribution pour inciter à la loyauté, à un bon fonctionnement</text:p>
        </text:list-item>
      </text:list>
      <text:p text:style-name="P40">Bilan</text:p>
      <text:p text:style-name="Sans_20_interligne">Critique de l’ecole classique mais cependant vision fonctionnaliste :</text:p>
      <text:list xml:id="list493611024" text:style-name="WW8Num8">
        <text:list-item>
          <text:p text:style-name="P56">Structure d’autorité : hiérarchie avec division du T pour prdre des décisions</text:p>
        </text:list-item>
        <text:list-item>
          <text:p text:style-name="P56">Equilibre : entre T et rétribution</text:p>
        </text:list-item>
        <text:list-item>
          <text:p text:style-name="P56">Rationalité : mais il dit qu’il y a différentes rationalités</text:p>
        </text:list-item>
      </text:list>
      <text:p text:style-name="P28"/>
      <text:p text:style-name="Paragraphe_20_de_20_liste">Ecole Néoclassique ou empirique (année 70)</text:p>
      <text:p text:style-name="Standard"/>
      <text:p text:style-name="Standard">L’idée de spécialisation du T est remise en cause. Il y a de gros chgt sociaux dc c’est pas possible de gérer les gens de la même façon.</text:p>
      <text:p text:style-name="Standard">Les auteurs : Drucker, Sloan, Chandler</text:p>
      <text:p text:style-name="Standard">On retient 5 postulats :</text:p>
      <text:p text:style-name="Paragraphe_20_de_20_liste"><text:span text:style-name="T4">La maximisation du profit :</text:span> condition de survie de l’ents. Mais Drucker dit qu’elle nécessaire mais pas suffisante. C’est un <text:span text:style-name="T4">indicateur de bonne santé et pas un objectif en lui-même.</text:span></text:p>
      <text:list xml:id="list1449886895" text:style-name="WW8Num7">
        <text:list-item>
          <text:p text:style-name="P57"><text:span text:style-name="T4">La décentralisation des responsabilités :</text:span> départementalisation par produit avec contrôle (c’est le profit qui joue ce rôle). Les départements d’ents ont des contraintes donc des responsabilités : c’est « l’éventail de responsabilité ».</text:p>
        </text:list-item>
      </text:list>
      <text:p text:style-name="P96">Verticale : niveau où se prend la décision</text:p>
      <text:p text:style-name="P96">Horizontale : degré de collégialité</text:p>
      <text:p text:style-name="Paragraphe_20_de_20_liste"/>
      <text:p text:style-name="Paragraphe_20_de_20_liste"><text:span text:style-name="T4">La direction par objectifs (DPO) :</text:span> on donne des objectifs secondaires à atteindre et non des tâches. Idée d’une certaine responsabilité notamment des cadres.</text:p>
      <text:p text:style-name="Paragraphe_20_de_20_liste"/>
      <text:p text:style-name="Paragraphe_20_de_20_liste"><text:span text:style-name="T4">Contrôle par analyse des écarts :</text:span> contrôle à postériori (la hiérarchie en cas d’exption : écarts forts)</text:p>
      <text:p text:style-name="Paragraphe_20_de_20_liste"/>
      <text:p text:style-name="Paragraphe_20_de_20_liste"><text:span text:style-name="T4">La motivation par la compétitivité :</text:span> la motivation n’est pas que la rémunération (ex : responsabilité…). La motivation amène à l’adhésion aux objectifs de la société.</text:p>
      <text:p text:style-name="Standard"/>
      <text:p text:style-name="Standard">Conlusion : l’orga s’adapte à la stratégie (qd elle change, la structure formelle change aussi)</text:p>
      <text:p text:style-name="Standard">Points communs à l’école classique :</text:p>
      <text:p text:style-name="Paragraphe_20_de_20_liste">Vision empirique (on ne parle pas d’environnement)</text:p>
      <text:p text:style-name="Paragraphe_20_de_20_liste">On croit en l’existence de bonne gestion de l’ents</text:p>
      <text:p text:style-name="Standard">Divergences à <text:s/>l’école classique :</text:p>
      <text:list xml:id="list506226043" text:style-name="WW8Num9">
        <text:list-item>
          <text:p text:style-name="P58">Influencée par Simon et Ecole des Relations Humaines</text:p>
        </text:list-item>
        <text:list-item>
          <text:p text:style-name="P58">Prend en compte la motivation</text:p>
        </text:list-item>
      </text:list>
      <text:p text:style-name="P28"/>
      <text:p text:style-name="P59">Les théories complémentaires</text:p>
      <text:p text:style-name="P59"/>
      <text:list xml:id="list2100618193" text:style-name="WW8Num21">
        <text:list-item>
          <text:p text:style-name="P71">L’école des relations humaines</text:p>
        </text:list-item>
      </text:list>
      <text:p text:style-name="P70"/>
      <text:p text:style-name="Standard">Ils critiquent le « mécanisme » des écoles classiques. S’il y a des pbs ds l’ents ce ne st pas des raisons structurelles mais des raisons psychologiques.</text:p>
      <text:p text:style-name="Sans_20_interligne">Il y a deux sous-écoles : </text:p>
      <text:list xml:id="list487775154" text:continue-numbering="true" text:style-name="WW8Num21">
        <text:list-item>
          <text:p text:style-name="P65">L’école interactionniste</text:p>
        </text:list-item>
        <text:list-item>
          <text:p text:style-name="P65">Les petits groupes (avec Darwin)</text:p>
        </text:list-item>
      </text:list>
      <text:p text:style-name="Sans_20_interligne"/>
      <text:p text:style-name="P73">L’école interactionniste</text:p>
      <text:p text:style-name="P73"/>
      <text:list xml:id="list1467633522" text:style-name="WW8Num20">
        <text:list-item>
          <text:p text:style-name="P97"><text:span text:style-name="T3">Mayo et l’Expérience d’Hawthotn</text:span><text:span text:style-name="T2"> </text:span>(Psychologue qui travaille sur la psychologie des groupes : 1927) :</text:p>
        </text:list-item>
      </text:list>
      <text:list xml:id="list184670331" text:continue-list="list506226043" text:style-name="WW8Num9">
        <text:list-item>
          <text:p text:style-name="P58">L’individu ds une orga ne réagit pas comme une personne mais comme un membre de groupe</text:p>
        </text:list-item>
        <text:list-item>
          <text:p text:style-name="P58">Motivation : </text:p>
          <text:list>
            <text:list-item>
              <text:p text:style-name="P58">Pas que le salaire mais le statut y contribue</text:p>
            </text:list-item>
            <text:list-item>
              <text:p text:style-name="P58">Elargissement des tâches et participation des travailleurs</text:p>
            </text:list-item>
          </text:list>
        </text:list-item>
      </text:list>
      <text:p text:style-name="P92"/>
      <text:p text:style-name="P92"/>
      <text:p text:style-name="Sans_20_interligne">L’expérience d’Hawthorn (la Western Electric : 29000 personnes, expérience de 1927 à 1932) :</text:p>
      <text:p text:style-name="Sans_20_interligne"/>
      <text:p text:style-name="P37">Résultats :</text:p>
      <text:list xml:id="list728607203" text:style-name="WW8Num42">
        <text:list-item>
          <text:p text:style-name="P74">Effet d’Hawthorn : l’observation, l’attention alors augmentation de la productivité</text:p>
        </text:list-item>
      </text:list>
      <text:p text:style-name="P86">Le contremaitre a un rôle d’écoute et non plus de gendarme</text:p>
      <text:list xml:id="list578760821" text:continue-numbering="true" text:style-name="WW8Num42">
        <text:list-item>
          <text:p text:style-name="P74">L’importance de la vie du groupe sur le comportement des membres du groupe (chacun est incité à produire autant que les autres). Si la productivité baisse, c’est due aux pbs extérieurs (familiaux…)</text:p>
        </text:list-item>
      </text:list>
      <text:p text:style-name="P86">Apparition d’un leader qui gère le groupe et fixe des objectifs</text:p>
      <text:p text:style-name="Sans_20_interligne"/>
      <text:p text:style-name="Sans_20_interligne">Critique OST : chaque individu à sa structure sociale, est différent.</text:p>
      <text:p text:style-name="Sans_20_interligne"/>
      <text:list xml:id="list1093890874" text:continue-list="list1467633522" text:style-name="WW8Num20">
        <text:list-item>
          <text:p text:style-name="P98">L’Ecole psychosociologique ou post-Hawthorienne :</text:p>
        </text:list-item>
      </text:list>
      <text:p text:style-name="P37"/>
      <text:p text:style-name="Sans_20_interligne">Il n’y a plus que le salaire qui compte pour les individus dans l’orga. Les personnes st des participants qui vont poursuivre leur participation à l’ents tant que les contributions st supérieurs ou égales aux avantages qu’elles en tirent. (ex : ambiance…)</text:p>
      <text:p text:style-name="P55"><draw:connector text:anchor-type="char" draw:z-index="5" draw:style-name="gr1" draw:text-style-name="P101" draw:type="line" svg:x1="7.043cm" svg:y1="0.019cm" svg:x2="7.047cm" svg:y2="0.845cm" svg:d="m7043 19 4 826"><text:p/></draw:connector></text:p>
      <text:p text:style-name="Sans_20_interligne"/>
      <text:p text:style-name="Sans_20_interligne">Nouvel équilibre ds l’orga : ce n’est plus un simple rapport financier</text:p>
      <text:p text:style-name="P89"/>
      <text:list xml:id="list670713601" text:style-name="WW8Num10">
        <text:list-item>
          <text:p text:style-name="P50">Maslow et la théorie des besoins</text:p>
        </text:list-item>
      </text:list>
      <text:p text:style-name="Sans_20_interligne"/>
      <text:p text:style-name="Sans_20_interligne">Pyramide des besoins : (du 1<text:span text:style-name="T1">er</text:span> niveau au 5<text:span text:style-name="T1">ème</text:span>)</text:p>
      <text:list xml:id="list1661133551" text:continue-list="list578760821" text:style-name="WW8Num42">
        <text:list-item>
          <text:p text:style-name="P74">Physiologiques</text:p>
        </text:list-item>
        <text:list-item>
          <text:p text:style-name="P74">Sécurité</text:p>
        </text:list-item>
        <text:list-item>
          <text:p text:style-name="P74">Sociaux</text:p>
        </text:list-item>
        <text:list-item>
          <text:p text:style-name="P74">De reconnaissance</text:p>
        </text:list-item>
        <text:list-item>
          <text:p text:style-name="P74">D’accomplissement</text:p>
        </text:list-item>
      </text:list>
      <text:p text:style-name="P28">Un besoin ne contribue a la motivation de l’individu qu’à condition que les bsoins d’un niveau inférieur aient été préalablement satisfaits</text:p>
      <text:list xml:id="list597251129" text:continue-numbering="true" text:style-name="WW8Num42">
        <text:list-item>
          <text:p text:style-name="P74">Moins un besoin sera satisfait, plus il sera motivant</text:p>
        </text:list-item>
        <text:list-item>
          <text:p text:style-name="P74">Quand besoin inferieur satisfait alors déplacement vers le besoin supérieur</text:p>
        </text:list-item>
      </text:list>
      <text:p text:style-name="Sans_20_interligne"/>
      <text:p text:style-name="Sans_20_interligne">Critique de l’ost : il n’y a pas que l’argent comme motivation</text:p>
      <text:p text:style-name="Sans_20_interligne"/>
      <text:list xml:id="list2060646683" text:continue-list="list670713601" text:style-name="WW8Num10">
        <text:list-item>
          <text:p text:style-name="P50">Mac Gregor et la théorie X et Y</text:p>
        </text:list-item>
      </text:list>
      <text:p text:style-name="P88"/>
      <text:p text:style-name="Sans_20_interligne">La conception de l’H au T et le type de management viennent de deux visions : X et Y</text:p>
      <text:p text:style-name="Sans_20_interligne"/>
      <text:p text:style-name="P37">Théorie X : vision « négative » duT</text:p>
      <text:list xml:id="list1328680744" text:style-name="WW8Num43">
        <text:list-item>
          <text:p text:style-name="P76">L’H n’aime pas le T et l’évite</text:p>
        </text:list-item>
        <text:list-item>
          <text:p text:style-name="P76">L’H doit être contrôlé, menacé, contraint pour fournir un effort suffisant pr la production (Vision de Taylor)</text:p>
        </text:list-item>
        <text:list-item>
          <text:p text:style-name="P76">L’Individu moyen préfère être dirigé, évite la responsabilité pour la sécurité</text:p>
        </text:list-item>
      </text:list>
      <text:p text:style-name="Sans_20_interligne">La récompense est pécuniaire pour pouvoir avoir des satisfactions en dehors du lieu de T</text:p>
      <text:p text:style-name="Sans_20_interligne"/>
      <text:p text:style-name="P37">Théorie Y :</text:p>
      <text:list xml:id="list1612619254" text:style-name="WW8Num5">
        <text:list-item>
          <text:p text:style-name="P77">Les buts individuels et de l’ents peuvent être compatibles.</text:p>
        </text:list-item>
        <text:list-item>
          <text:p text:style-name="P77">Si l’H adhère aux objectifs de l’orga alors il peut se diriger lui-même et chercher une certaine responsabilité. Le supérieur conseil</text:p>
        </text:list-item>
      </text:list>
      <text:p text:style-name="Sans_20_interligne">La récompense est pécuniaire et besoin de reconnaissance et accomplissement</text:p>
      <text:p text:style-name="Sans_20_interligne"/>
      <text:p text:style-name="P37">Passage de X à Y : 4 étapes</text:p>
      <text:list xml:id="list773789826" text:style-name="WW8Num36">
        <text:list-item>
          <text:p text:style-name="P78">Clarifier les exigences du T</text:p>
        </text:list-item>
        <text:list-item>
          <text:p text:style-name="P78">Fixation des objectifs avec l’opérateur</text:p>
        </text:list-item>
        <text:list-item>
          <text:p text:style-name="P78">Clarifier le rôle du supérieur</text:p>
        </text:list-item>
        <text:list-item>
          <text:p text:style-name="P78"><draw:connector text:anchor-type="char" draw:z-index="6" draw:style-name="gr1" draw:text-style-name="P101" draw:type="line" svg:x1="6.883cm" svg:y1="0.464cm" svg:x2="6.886cm" svg:y2="1.011cm" svg:d="m6883 464 3 547"><text:p/></draw:connector>Evaluation des résultats et performances régulières et objectives</text:p>
        </text:list-item>
      </text:list>
      <text:p text:style-name="Sans_20_interligne"/>
      <text:p text:style-name="Sans_20_interligne">On ne peut pas faire qu’une seule politique sociale de l’ents (gestion différenciée selon les individus et les catégories de T)</text:p>
      <text:p text:style-name="Sans_20_interligne"/>
      <text:p text:style-name="P36"><text:span text:style-name="T4">Principe d’intégration </text:span>: Une orga sera efficace lorsque par sa structure, par le contenu des tâches, elle peut faire converger les buts individuels avec l’orga</text:p>
      <text:p text:style-name="P36"/>
      <text:list xml:id="list903915777" text:continue-list="list2060646683" text:style-name="WW8Num10">
        <text:list-item>
          <text:p text:style-name="P50">Herzberg et la théorie Bi-Factorielle</text:p>
        </text:list-item>
      </text:list>
      <text:p text:style-name="P75"/>
      <text:p text:style-name="Sans_20_interligne">Il travaille sur la satisfaction au travail qui va dépendre des caractéristiques de tâches qui vont appauvrir ou enrichir ce T.</text:p>
      <text:p text:style-name="Sans_20_interligne">Il réalise une étude (méthode des « incidents critiques de Flanagan ») :</text:p>
      <text:p text:style-name="Sans_20_interligne">Résultats : il y a des facteurs différents</text:p>
      <text:list xml:id="list1413524980" text:style-name="WW8Num14">
        <text:list-item>
          <text:p text:style-name="P79"><text:span text:style-name="T4">Facteurs de contenu ou de motivation</text:span> : accomplissement, reconnaissance, responsabilités, autonomie, les tâches elles-mêmes… Ce st les facteurs de satisfaction</text:p>
        </text:list-item>
        <text:list-item>
          <text:p text:style-name="P79"><text:span text:style-name="T4">Facteurs d’hygiène (facteurs d’insatisfaction):</text:span> conditions de T, salaire, politique générale de l’ents, encadrement, relations, statut, communication, sécurité de l’emploi. </text:p>
        </text:list-item>
      </text:list>
      <text:p text:style-name="Sans_20_interligne"/>
      <text:p text:style-name="Sans_20_interligne">Les facteurs d’insatisfaction st plus simples à résoudre mais pour augmenter la motivation, il faut augmenter les facteurs de satisfaction lorsqu’il y a frustrations et disfonctionnement ds l’ents.</text:p>
      <text:p text:style-name="Sans_20_interligne"/>
      <text:p text:style-name="P37">Critiques faites contre lui :</text:p>
      <text:list xml:id="list1556201449" text:style-name="WW8Num3">
        <text:list-item>
          <text:p text:style-name="P80">Encadrement ds les facteurs d’insatisfaction alors qu’il peut jouer un rôle de satisfaction</text:p>
        </text:list-item>
        <text:list-item>
          <text:p text:style-name="P80">Critique de la méthode utilisée : les gens voient plus le négatif que le positif</text:p>
        </text:list-item>
        <text:list-item>
          <text:p text:style-name="P80"><text:soft-page-break/>Il parle d’enrichissement des tâches mais il y a encore la division du Travail dans sa théorie</text:p>
        </text:list-item>
      </text:list>
      <text:p text:style-name="P18">Coch and French : étude de 1948 dans une ents de textile</text:p>
      <text:p text:style-name="P49"/>
      <text:p text:style-name="Sans_20_interligne">Ils testent la participation dans la résistance au changement.</text:p>
      <text:p text:style-name="Sans_20_interligne">Ents textile : saisonnalité et mode dc chgt souvent</text:p>
      <text:p text:style-name="Sans_20_interligne">3 grpes :</text:p>
      <text:list xml:id="list713949089" text:style-name="WW8Num24">
        <text:list-item>
          <text:p text:style-name="P81">1<text:span text:style-name="T1">er </text:span>: infos données mais pas de participation</text:p>
        </text:list-item>
        <text:list-item>
          <text:p text:style-name="P81">2<text:span text:style-name="T1">ème</text:span> : participation mais délégués du perso</text:p>
        </text:list-item>
        <text:list-item>
          <text:p text:style-name="P81">3<text:span text:style-name="T1">ème</text:span> : participation totale</text:p>
        </text:list-item>
      </text:list>
      <text:p text:style-name="Sans_20_interligne"/>
      <text:p text:style-name="Sans_20_interligne"><text:span text:style-name="T4">Résultats :</text:span> Gpe 3 : la productivité augmente tout de suite</text:p>
      <text:p text:style-name="Sans_20_interligne"/>
      <text:p text:style-name="Sans_20_interligne">La participation des salariés aux décisions permet d’atteindre un meilleur climat social et une meilleure production</text:p>
      <text:p text:style-name="Sans_20_interligne"/>
      <text:p text:style-name="P73">L’école des petits groupes de Kurt Lewin</text:p>
      <text:p text:style-name="P73"/>
      <text:p text:style-name="Sans_20_interligne">Il travaille sur le leadership et l’autorité. Il définit trois types d’autorités :</text:p>
      <text:list xml:id="list147672265" text:continue-numbering="true" text:style-name="WW8Num24">
        <text:list-item>
          <text:p text:style-name="P81">Style autoritaire</text:p>
        </text:list-item>
        <text:list-item>
          <text:p text:style-name="P81">Style laisser-faire</text:p>
        </text:list-item>
        <text:list-item>
          <text:p text:style-name="P81">Style démocratique (c’est ce qu’il préconise)</text:p>
        </text:list-item>
      </text:list>
      <text:p text:style-name="Sans_20_interligne"/>
      <text:list xml:id="list336199775" text:style-name="WW8Num30">
        <text:list-item>
          <text:p text:style-name="P82">Il distingue deux forces :</text:p>
        </text:list-item>
      </text:list>
      <text:p text:style-name="Sans_20_interligne"><text:tab/><text:tab/>Force individuelle</text:p>
      <text:p text:style-name="Sans_20_interligne"><text:tab/><text:tab/>Force collective (du groupe)</text:p>
      <text:p text:style-name="Sans_20_interligne">Il y a au sein d’un groupe un sentiment d’appartenance, une adhésion à ses buts qui crée des relations : c’est l’esprit d’équipe</text:p>
      <text:p text:style-name="Sans_20_interligne"/>
      <text:list xml:id="list1987861279" text:continue-numbering="true" text:style-name="WW8Num30">
        <text:list-item>
          <text:p text:style-name="P82">Il préconise l’animation de groupe pour facilité le changement au sein de l’ents</text:p>
        </text:list-item>
        <text:list-item>
          <text:p text:style-name="P82">Il existe une relation entre sentiments envers les autres travailleurs et l’efficacité de l’orga</text:p>
        </text:list-item>
      </text:list>
      <text:p text:style-name="Sans_20_interligne"/>
      <text:p text:style-name="Sans_20_interligne">Mais ce système humaniste fonctionne s’il y a eu auparavant un système Taylorien (seul ce sytème ne fonctionne pas)</text:p>
      <text:p text:style-name="Sans_20_interligne"/>
      <text:p text:style-name="P47"/>
      <text:p text:style-name="P47">Les apports de l’Ecole des relations humaines</text:p>
      <text:p text:style-name="Sans_20_interligne"/>
      <text:list xml:id="list1129016938" text:style-name="WW8Num44">
        <text:list-item>
          <text:p text:style-name="P83"><text:span text:style-name="T4">La prise en compte de la structure informelle :</text:span> elle se met en place au fur et à mesure que les activités ont lieu et que les membres de l’orga ont des relations entre eux</text:p>
        </text:list-item>
        <text:list-item>
          <text:p text:style-name="P83"><text:span text:style-name="T4">L’humanisation de l’organisation</text:span> : l’homme au travail n’est pas qu’un simple outil</text:p>
        </text:list-item>
      </text:list>
      <text:p text:style-name="P86">L’H participe aux décisions, idée de responsabilisation …</text:p>
      <text:p text:style-name="Sans_20_interligne"/>
      <text:p text:style-name="P47">Les crtitiques envers cette école</text:p>
      <text:p text:style-name="Sans_20_interligne"/>
      <text:p text:style-name="Sans_20_interligne"><text:span text:style-name="T4">Critique théorique</text:span> :</text:p>
      <text:p text:style-name="Sans_20_interligne">Cette vision est trop humaniste (on s’intéresse aux membres plutôt qu’à l’orga), elle se centre sur la structure informelle et en oublierait la structure formelle qui est nécessaire.</text:p>
      <text:p text:style-name="Sans_20_interligne"/>
      <text:p text:style-name="P37">Critique idéologiques :</text:p>
      <text:p text:style-name="Sans_20_interligne">Il y a humanisation mais ils ne remettent pas en question la vision hiérarchique et la vision du pouvoir de Taylor.</text:p>
      <text:p text:style-name="P28"/>
      <text:p text:style-name="Sans_20_interligne"/>
      <text:p text:style-name="P47">Les prolongements actuels de l’Ecole des relations humaines</text:p>
      <text:p text:style-name="P47"/>
      <text:p text:style-name="Sans_20_interligne">Année 80 : on parle d’élévation du niveau culturel des salariés qui supportent mal ces tâches parcellaires et sans responsabilités.</text:p>
      <text:p text:style-name="Sans_20_interligne">On voit arriver les cercles de qualité (idée qui vient du japon et qui est découvert dans les années 60) et les groupes d’expression (idée gouvernementale : loi Auroux en France).</text:p>
      <text:p text:style-name="Sans_20_interligne"/>
      <text:p text:style-name="P37">Cercles de qualités :</text:p>
      <text:p text:style-name="Sans_20_interligne">Les ouvriers ont des responsabilités (petits groupes qui discutent pour chercher à faire progresser la production) et il est fait appel à leur intelligence :</text:p>
      <text:list xml:id="list2104966981" text:continue-numbering="true" text:style-name="WW8Num44">
        <text:list-item>
          <text:p text:style-name="P83">Voir les pbs et proposer des solutions</text:p>
        </text:list-item>
        <text:list-item>
          <text:p text:style-name="P83">Les mettre en œuvre</text:p>
        </text:list-item>
        <text:list-item>
          <text:p text:style-name="P83">Contrôler les résultats</text:p>
        </text:list-item>
      </text:list>
      <text:p text:style-name="Sans_20_interligne"/>
      <text:p text:style-name="Sans_20_interligne"><text:span text:style-name="T4">Les résultats sont excellents</text:span> :</text:p>
      <text:p text:style-name="Sans_20_interligne">Augmentation de la productivité, de l’intérêt et de l’adhésion aux objectifs</text:p>
      <text:p text:style-name="Sans_20_interligne"/>
      <text:p text:style-name="Sans_20_interligne"><text:span text:style-name="T4">Avantages</text:span> de cette technique : coût très faibles pour des résultats excellents</text:p>
      <text:p text:style-name="Sans_20_interligne"/>
      <text:p text:style-name="Sans_20_interligne">Mais ça pose problèmes en Europe et aux EU dans les petites ents car le dirigeant perd de son pouvoir et de son autorité et il y a essoufflement de ce système. Pour instaurer des cercles de qualités, il faut faire un discours et amener une culture participative.</text:p>
      <text:p text:style-name="Sans_20_interligne"/>
      <text:p text:style-name="P37">Les groupes d’expression</text:p>
      <text:p text:style-name="P37"/>
      <text:p text:style-name="Sans_20_interligne">Mise en place d’un droit d’expression et une obligation de négociation </text:p>
      <text:p text:style-name="Sans_20_interligne"/>
      <text:p text:style-name="Sans_20_interligne"/>
      <text:p text:style-name="P72">Bilan de cette école des RH</text:p>
      <text:p text:style-name="P69"/>
      <text:p text:style-name="Sans_20_interligne">Elle remet l’H au sein de l’orga, elle introduit l’idée de structure informelle mais elle reste fonctionnaliste : si l’équilibre est menacé alors on crée des techniques pour recréer un autre équilibre.</text:p>
      <text:p text:style-name="P28"/>
      <text:list xml:id="list618766423" text:continue-list="list487775154" text:style-name="WW8Num21">
        <text:list-item>
          <text:p text:style-name="P71">La théorie des cercles vicieux</text:p>
        </text:list-item>
      </text:list>
      <text:p text:style-name="P99"/>
      <text:p text:style-name="Sans_20_interligne">Objet : critiquer le modèle bureaucratique de Weber </text:p>
      <text:p text:style-name="Sans_20_interligne"><draw:connector text:anchor-type="char" draw:z-index="7" draw:style-name="gr1" draw:text-style-name="P101" draw:type="line" svg:x1="0.086cm" svg:y1="0.33cm" svg:x2="0.773cm" svg:y2="0.333cm" svg:d="m86 330 687 3"><text:p/></draw:connector><text:span text:style-name="T5"> <text:s text:c="10"/></text:span>Les caractéristiques de l’orga ont des csq fonctionnelles mais aussi disfonctionnelles</text:p>
      <text:p text:style-name="Sans_20_interligne"/>
      <text:p text:style-name="Sans_20_interligne">Pour ces auteurs, les individus ne jouent pas un rôle que l’orga leur a donné mais jouent un rôle qui vient de la structure informelle.</text:p>
      <text:p text:style-name="Sans_20_interligne"/>
      <text:p text:style-name="P39">Alwin Gouldner</text:p>
      <text:p text:style-name="P39"/>
      <text:p text:style-name="Sans_20_interligne">Les règles établies ne sont suivies par personne car la structure informelle est formée de :</text:p>
      <text:list xml:id="list769032281" text:style-name="WW8Num15">
        <text:list-item>
          <text:p text:style-name="P84">Des structures sociales différentes de la structure formelle (ex : Sncf H du Sol, H naviguant)</text:p>
        </text:list-item>
        <text:list-item>
          <text:p text:style-name="P84">Des modèles de conduite non prescrites par l’orga</text:p>
        </text:list-item>
      </text:list>
      <text:p text:style-name="Sans_20_interligne"/>
      <text:p text:style-name="P39">Merton</text:p>
      <text:p text:style-name="Sans_20_interligne"/>
      <text:p text:style-name="Sans_20_interligne">Ce sont les caractéristiques même de l’orga qui expliquent les disfonctionnements et l’inefficacité.</text:p>
      <text:p text:style-name="Sans_20_interligne">Il y a insatisfaction de la clientèle car il devrait y avoir égalité d’après Weber mais les clients voient des inégalités entre ceux de l’admin et eux-mêmes. </text:p>
      <text:p text:style-name="Sans_20_interligne"/>
      <text:p text:style-name="Sans_20_interligne">Blau</text:p>
      <text:p text:style-name="Sans_20_interligne"/>
      <text:p text:style-name="Sans_20_interligne">Un système de contrôle fait baisser la qualité de la production et fait baisser la relation entre les individus</text:p>
      <text:p text:style-name="Sans_20_interligne"/>
      <text:p text:style-name="Sans_20_interligne"><draw:connector text:anchor-type="char" draw:z-index="8" draw:style-name="gr1" draw:text-style-name="P101" draw:type="line" svg:x1="3.313cm" svg:y1="0.346cm" svg:x2="3.658cm" svg:y2="0.069cm" svg:d="m3313 346 345-277"><text:p/></draw:connector>Moins de contrôle = <text:s text:c="6"/>qualité</text:p>
      <text:p text:style-name="Sans_20_interligne"><draw:connector text:anchor-type="char" draw:z-index="9" draw:style-name="gr1" draw:text-style-name="P101" draw:type="line" svg:x1="3.313cm" svg:y1="0.409cm" svg:x2="3.658cm" svg:y2="0.132cm" svg:d="m3313 409 345-277"><text:p/></draw:connector><text:tab/><text:tab/> <text:s text:c="14"/>relations </text:p>
      <text:p text:style-name="Sans_20_interligne"/>
      <text:p text:style-name="Sans_20_interligne">Michel Crozier</text:p>
      <text:p text:style-name="Sans_20_interligne"/>
      <text:p text:style-name="Sans_20_interligne">Il insiste sur l’aspect négatif de la bureaucratie. Il donne une déf de la bureaucratie :</text:p>
      <text:p text:style-name="Sans_20_interligne">La bureaucratie c’est un système d’orga incapable de se corriger en fonction de ses erreurs et dont les dysfonctions sont devenues un des éléments essentiels de l’équilibre.</text:p>
      <text:p text:style-name="Sans_20_interligne"/>
      <text:p text:style-name="Sans_20_interligne"/>
      <text:p text:style-name="P48">Bilan de l’école des cercles vicieux</text:p>
      <text:p text:style-name="P47"/>
      <text:list xml:id="list815915647" text:style-name="WW8Num37">
        <text:list-item>
          <text:p text:style-name="P85">Elle met au centre les individus</text:p>
        </text:list-item>
        <text:list-item>
          <text:p text:style-name="P85">La rationalité de l’orga est mise à mal par la rationalité des individus</text:p>
        </text:list-item>
        <text:list-item>
          <text:p text:style-name="P85">Ils restent fonctionnalistes car les dysfonctionnements peuvent être corrigés par des actions concertées.</text:p>
        </text:list-item>
      </text:list>
      <text:p text:style-name="Sans_20_interligne">Mais ils sont critiqués car ils ne sont pas allés assez loin (ils ne remettent pas en cause la division du Travail, la coordination et la spécialisation).</text:p>
      <text:p text:style-name="P100">Les fonctions de l’entreprise</text:p>
      <text:p text:style-name="P61"/>
      <text:p text:style-name="P52">La fonction GRH</text:p>
      <text:p text:style-name="P62"/>
      <text:p text:style-name="Standard">T devenu variable ajustement : productivite/flexibilite</text:p>
      <text:p text:style-name="Standard">Remise en cause C de T</text:p>
      <text:p text:style-name="P62"/>
      <text:h text:style-name="Heading_20_1" text:outline-level="1">Mutations</text:h>
      <text:p text:style-name="P90"/>
      <text:list xml:id="list1685821751" text:continue-numbering="true" text:style-name="WW8Num37">
        <text:list-item>
          <text:p text:style-name="P1"><text:span text:style-name="T7">Environnement éco et technologique :</text:span> le pb des hommes aujourd’hui est l’obsolescence (les ents st de ++ sensibles a des profils généralistes)</text:p>
        </text:list-item>
        <text:list-item>
          <text:p text:style-name="P1"><text:span text:style-name="T7">Juridique :</text:span> c’est la fonction la + soumise au droit</text:p>
        </text:list-item>
        <text:list-item>
          <text:p text:style-name="P1"><text:span text:style-name="T7">Comportement des H au T</text:span> : le T est perçu comme un moyen et de – en – comme un objectif, un but a atteindre : moyen d’épanouissement, d’accomplissement alors que le T est l’excellence de la soumission (lien de subordination)</text:p>
        </text:list-item>
      </text:list>
      <text:p text:style-name="P62"/>
      <text:h text:style-name="Heading_20_1" text:outline-level="1">Contenu</text:h>
      <text:p text:style-name="Standard"/>
      <text:h text:style-name="Heading_20_2" text:outline-level="2">Administration : </text:h>
      <text:p text:style-name="Standard">Admin du perso et relation avec RP (DS, DP, CE, sections syndicales, CHSCT …)</text:p>
      <text:p text:style-name="P91"/>
      <text:list xml:id="list571583205" text:continue-numbering="true" text:style-name="WW8Num37">
        <text:list-item>
          <text:p text:style-name="P63">Gestion des conditions de T :</text:p>
        </text:list-item>
      </text:list>
      <text:list xml:id="list1112013830" text:style-name="WW8Num6">
        <text:list-item>
          <text:p text:style-name="P66"><text:span text:style-name="T11">Ergonomie</text:span><text:span text:style-name="T12"> </text:span>(réduire la fatigue physique et mentale du S tout en augmentant la productivité)</text:p>
        </text:list-item>
      </text:list>
      <text:list xml:id="list1015410771" text:style-name="WW8Num28">
        <text:list-item>
          <text:list>
            <text:list-item>
              <text:list>
                <text:list-item>
                  <text:p text:style-name="P67"><text:span text:style-name="T11">Hygiène et sécurité:</text:span><text:span text:style-name="T8"> </text:span>elle s’améliore de ++.<text:span text:style-name="T7"> </text:span></text:p>
                </text:list-item>
                <text:list-item>
                  <text:p text:style-name="P67"><text:span text:style-name="T11">Recomposition des tâches :</text:span><text:span text:style-name="T9"> </text:span>la spécialisation amène à la déqualification (Taylor avec les travailleurs et ceux qui dirigent et qui ne participent pas a la production dc absentéisme, démotivation …)</text:p>
                </text:list-item>
              </text:list>
            </text:list-item>
          </text:list>
        </text:list-item>
      </text:list>
      <text:p text:style-name="P29">Depuis la XIXeme siecle , les revendications portent svt sur la requalification (elargissement des taches et enrichissement des taches)</text:p>
      <text:list xml:id="list397214742" text:style-name="WW8Num4">
        <text:list-item>
          <text:p text:style-name="P68"><text:span text:style-name="T11">L’aménagement du tps de T :</text:span><text:span text:style-name="T9"> </text:span>davantage de flexibilité pr les ents (contrat reduits, partiels, horaires flexibles, « les bureaux du tps » ou on fait commencer les activités a des heures différentes pour réduire les embouteillages.</text:p>
        </text:list-item>
      </text:list>
      <text:p text:style-name="Standard"/>
      <text:list xml:id="list135428821" text:continue-list="list571583205" text:style-name="WW8Num37">
        <text:list-item>
          <text:p text:style-name="P64">Formation des hommes</text:p>
        </text:list-item>
      </text:list>
      <text:p text:style-name="Standard">La formation est un enjeux stratégique pour l’ents (flexibilité, adaptabilité…). Dans les années 70 on parle de ressources humaines : l’H est un élément du K et un invst pour l’ents.</text:p>
      <text:p text:style-name="Standard">Problème : </text:p>
      <text:p text:style-name="Standard"><text:soft-page-break/><text:tab/>Les ents répugnent a envoyer leur perso en formation car désorganise la production, augmente les couts, absence de projection ds le futur, le risque de voir partir le S et le risque d’une revendication salariale plus forte.</text:p>
      <text:p text:style-name="P60"/>
      <text:list xml:id="list995377473" text:continue-numbering="true" text:style-name="WW8Num37">
        <text:list-item>
          <text:p text:style-name="P64">La GPEC</text:p>
        </text:list-item>
      </text:list>
      <text:p text:style-name="Standard">C’est gérer les emplois et les compétences (la fction RH est une fction stratégique) d’un point de vue quantitatif et qualitatif</text:p>
      <text:p text:style-name="Standard"/>
      <text:p text:style-name="Standard"/>
      <text:h text:style-name="Heading_20_1" text:outline-level="1">Problématiques contemporaines</text:h>
      <text:p text:style-name="P46"/>
      <text:list xml:id="list2086591244" text:continue-numbering="true" text:style-name="WW8Num37">
        <text:list-item>
          <text:p text:style-name="P2">Flexibilité</text:p>
        </text:list-item>
      </text:list>
      <text:p text:style-name="Standard">La flexibilité est la capacité d’une ents à s’adapter aux mutations technologiques.</text:p>
      <text:p text:style-name="P24"/>
      <text:list xml:id="list2023851576" text:continue-numbering="true" text:style-name="WW8Num37">
        <text:list-item>
          <text:p text:style-name="P2">Rémunérations</text:p>
        </text:list-item>
      </text:list>
      <text:p text:style-name="Standard">La rémunération doit être :</text:p>
      <text:p text:style-name="Standard"><text:tab/><text:tab/>Motivante mais compatible avec les ressources disponibles</text:p>
      <text:p text:style-name="Standard"><text:tab/><text:tab/>Flexible</text:p>
      <text:p text:style-name="Standard"><text:tab/><text:tab/>Cohérente par rapport à l’environnement (concurrents par ex)</text:p>
      <text:p text:style-name="Standard"><text:tab/><text:tab/>Egalitaire sinon démotivation</text:p>
      <text:p text:style-name="Standard"/>
      <text:p text:style-name="Standard">Aujourd’hui, on voit arriver l’individualisation des rémunérations, c’est la remise en cause du modèle collectif de l’entreprise. C’est la création de la différence.</text:p>
      <text:p text:style-name="P25"/>
      <text:list xml:id="list76392899" text:continue-numbering="true" text:style-name="WW8Num37">
        <text:list-item>
          <text:p text:style-name="P2">L’individualisation de la relation au T</text:p>
        </text:list-item>
      </text:list>
      <text:p text:style-name="P26"/>
      <text:p text:style-name="Standard">Inversion de la pente historique : Mode collectif vers individuel (désyndicalisation, individualisation de la rémunération.</text:p>
      <text:p text:style-name="Standard"/>
      <text:p text:style-name="Standard">Disparition du C de T ?</text:p>
      <text:p text:style-name="Standard">Si la relation devient de ++ individuelle on n’a pas besoin de C de T. Il pourra pt être être remplacé par un C d’entreprise.</text:p>
      <text:p text:style-name="Standard">Ca remettrait en cause la fonction RH elle même</text:p>
      <text:p text:style-name="P26"/>
      <text:p text:style-name="P24"/>
      <text:p text:style-name="P32"/>
      <text:p text:style-name="P52">La fonction commerciale</text:p>
      <text:p text:style-name="P51"/>
      <text:p text:style-name="Standard">Pb traditionnel c’est de dire : « produire et vendre ensuite » : la production est la 1<text:span text:style-name="T1">ère</text:span> des opérations éco et c’est la plus importante.</text:p>
      <text:p text:style-name="Standard"/>
      <text:p text:style-name="Standard">Cette problématique s’inverse, on va être de ++ soucieux de la D, de l’écoulement des marchandises. Il y a l’introduction de la psychologie dans le comportement des consommateurs (Freud).</text:p>
      <text:p text:style-name="Standard"/>
      <text:p text:style-name="Standard">Le pb aujourd’hui c’est « vendre d’abord pour produire ensuite ». Le marché est le point de départ.</text:p>
      <text:p text:style-name="Standard"/>
      <text:list xml:id="list1352175636" text:style-name="WW8Num33">
        <text:list-item>
          <text:h text:style-name="P20" text:outline-level="1" text:restart-numbering="true" text:start-value="-1">Le marché</text:h>
        </text:list-item>
      </text:list>
      <text:p text:style-name="Standard"/>
      <text:h text:style-name="Heading_20_2" text:outline-level="2">Les marchés</text:h>
      <text:p text:style-name="Standard">Il existe différentes situations de marchés (monopole, oligopsone…).</text:p>
      <text:p text:style-name="Standard"/>
      <text:p text:style-name="P27">Concurrence monopolistique (Chamberlain) :</text:p>
      <text:p text:style-name="Standard">Maximiser le super profit (au delà du seuil de rentabilité). Mais cela est à court termes. Comment ?</text:p>
      <text:p text:style-name="Standard">Différenciation du produit donc l’ents va trouver une demande préférentielle qui voudra quand même acheter le produit si le prix est élevé. Pour faire connaitre son produit, la pub rentre en jeux hors aujourd’hui, la pub a un rôle dans la concurrence monopolistique, concurrence pure et parfaite mais aussi oligopolistique.</text:p>
      <text:p text:style-name="Standard"/>
      <text:p text:style-name="Standard">Différence du produit : physique, service autour du produit, spatiale, imaginaire</text:p>
      <text:p text:style-name="Standard"/>
      <text:p text:style-name="P27">Concurrence <text:s/>pure et parfaite :</text:p>
      <text:p text:style-name="Standard">Atomicité du marché, homogénéité du produit, libre entre/sortie, mobilité des facteurs de production, information parfaite.</text:p>
      <text:p text:style-name="Standard"/>
      <text:h text:style-name="Heading_20_2" text:outline-level="2">La connaissance du Marché</text:h>
      <text:p text:style-name="Standard">Etudes qualitatives et quantitatives : panels, sondages, dimension psychologique…</text:p>
      <text:p text:style-name="Standard"/>
      <text:h text:style-name="Heading_20_1" text:outline-level="1">La stratégie commerciale</text:h>
      <text:p text:style-name="Standard"/>
      <text:h text:style-name="Heading_20_2" text:outline-level="2">Le produit</text:h>
      <text:p text:style-name="Standard">Un produit a plusieurs couches : matérielle, fonctionnelle (fonction du produit), symbolique (image du produit). La manipulation de ces couches va permettre de gérer la segmentation de marché.</text:p>
      <text:p text:style-name="Standard"/>
      <text:p text:style-name="Standard">Cycle de vie : cinq phases</text:p>
      <text:p text:style-name="Standard">Des fois : produits « éternels », « vache à lait »</text:p>
      <text:p text:style-name="Standard">L’entreprise va définir un portefeuille produit.</text:p>
      <text:p text:style-name="Standard"/>
      <text:p text:style-name="Standard"><text:soft-page-break/></text:p>
      <text:p text:style-name="Standard"/>
      <text:h text:style-name="Heading_20_2" text:outline-level="2">Segmentation du produit</text:h>
      <text:p text:style-name="Standard">L’ents va chercher à cibler des consommateurs, à les différencier car ils ont des attentes différentes.</text:p>
      <text:p text:style-name="Standard">C’est un sous ensemble de la pop qui regroupe des conso présentant un certain degré d’homogénéité ds leurs attentes, leur motivation ou ds la sensibilité aux arguments publicitaires (ex : jeune 18-25 ans, vieux …)</text:p>
      <text:p text:style-name="Standard"/>
      <text:p text:style-name="P23">Critères :</text:p>
      <text:p text:style-name="Standard">Démographique, Géographique, revenu, social (CSP)</text:p>
      <text:p text:style-name="Standard">Il peut en exister d’autres mais il faut deux conditions :</text:p>
      <text:list xml:id="list999849188" text:style-name="WW8Num32">
        <text:list-item>
          <text:p text:style-name="P3">Il doit quantifier le segment</text:p>
        </text:list-item>
        <text:list-item>
          <text:p text:style-name="P3">Il doit être opérationnel (taille exploitable : jeune ca ne veut rien dire)</text:p>
        </text:list-item>
      </text:list>
      <text:p text:style-name="Standard"/>
      <text:h text:style-name="Heading_20_1" text:outline-level="1">Le plan de marchéage (le mix-marketing ou les 4 P)</text:h>
      <text:p text:style-name="Standard"/>
      <text:h text:style-name="Heading_20_2" text:outline-level="2">Produit</text:h>
      <text:p text:style-name="Standard">Le produit peut être défini comme une promesse faite à un consommateur pour satisfaire un besoin.</text:p>
      <text:list xml:id="list218196520" text:style-name="WW8Num25">
        <text:list-item>
          <text:p text:style-name="P4">Gestion de la gamme : largeur et profondeur</text:p>
        </text:list-item>
        <text:list-item>
          <text:p text:style-name="P4">Gestion de la marque : protection (INPI), relation de confiance avec le consommateur</text:p>
        </text:list-item>
        <text:list-item>
          <text:p text:style-name="P4">Garanties offertes : SAV… Des éléments de ++ décisifs dans la décision d’achat</text:p>
        </text:list-item>
      </text:list>
      <text:p text:style-name="Standard"/>
      <text:h text:style-name="Heading_20_2" text:outline-level="2">Prix</text:h>
      <text:p text:style-name="Standard">Depuis 1986, les prix sont libres.</text:p>
      <text:p text:style-name="Standard"/>
      <text:p text:style-name="Standard">Fixation du prix du produit :</text:p>
      <text:list xml:id="list1150623396" text:style-name="WW8Num17">
        <text:list-item>
          <text:p text:style-name="P5">Cout de production (seuil de rentabilité)</text:p>
        </text:list-item>
        <text:list-item>
          <text:p text:style-name="P5">La demande (élasticité D/P, élasticité croisée et élasticité revenu)</text:p>
        </text:list-item>
        <text:list-item>
          <text:p text:style-name="P5">Dimension psychologique : prix psycho optimal, seuil d’acceptabilité (min et max)</text:p>
        </text:list-item>
        <text:list-item>
          <text:p text:style-name="P5">L’offre : y-a-t-il des produits de substitution</text:p>
        </text:list-item>
      </text:list>
      <text:p text:style-name="Standard"/>
      <text:h text:style-name="Heading_20_2" text:outline-level="2">Publicité</text:h>
      <text:p text:style-name="Standard">Trois formes de publicité : informative, persuasive et publicité de rappel</text:p>
      <text:p text:style-name="Standard">Elaboration d’une campagne publicitaire :</text:p>
      <text:list xml:id="list1189780018" text:style-name="WW8Num16">
        <text:list-item>
          <text:p text:style-name="P6">Analyse du marché</text:p>
        </text:list-item>
        <text:list-item>
          <text:p text:style-name="P6">Définir la cible</text:p>
        </text:list-item>
        <text:list-item>
          <text:p text:style-name="P6">Conception du message (axe psycho, concept de communication, manifeste (film, photo ..?)</text:p>
        </text:list-item>
        <text:list-item>
          <text:p text:style-name="P6">Lancer la campagne : des fois elle est testée sur un échantillon au début puis généralisée</text:p>
        </text:list-item>
        <text:list-item>
          <text:p text:style-name="P6">Contrôle d’impact dans l’esprit des consommateurs.</text:p>
        </text:list-item>
      </text:list>
      <text:p text:style-name="Standard"/>
      <text:h text:style-name="Heading_20_2" text:outline-level="2">Place</text:h>
      <text:p text:style-name="Standard"><text:soft-page-break/>Chaine logistique : distribution, stockage…</text:p>
      <text:p text:style-name="Standard">Il est nécessaire d’avoir des canaux de distribution qui forment un circuit de distribution.</text:p>
      <text:p text:style-name="Standard">Il y a trois modes de distribution : intensive, sélective et exclusive</text:p>
      <text:p text:style-name="Standard">Il y a différentes formes de distribution : Franchise et concession</text:p>
      <text:p text:style-name="Standard">Le problème est de choisir le bon réseau de distribution.</text:p>
      <text:p text:style-name="P95">La fonction Production</text:p>
      <text:p text:style-name="P52"/>
      <text:p text:style-name="Standard">Evolution :</text:p>
      <text:p text:style-name="Standard"><text:tab/>Avant années 70-80 : la fction de P affirme sa primauté. Elle va être bousculée par la montée en puissance d’autres fonctions</text:p>
      <text:p text:style-name="Standard"><text:tab/>P de masse avec eco d’échelle et effet d’apprentissage</text:p>
      <text:p text:style-name="Standard"><text:tab/>Il y a une évolution ds les années 60 : de la D en termes « qualitatif » (conso exigeants), les ents s’éloignent de la P de masse et les courbes d’apprentissages de ++ dures à mettre en œuvre.</text:p>
      <text:p text:style-name="Standard"/>
      <text:p text:style-name="Standard"><text:tab/>Après années 70-80 : les ents réorganisent leurs activités de P : il faut choisir des objectifs à atteindre et il faut les atteindre.</text:p>
      <text:p text:style-name="Standard">Il apparait :</text:p>
      <text:list xml:id="list1752325454" text:style-name="WW8Num19">
        <text:list-item>
          <text:p text:style-name="P7">Cycle de vie du processus de P :</text:p>
        </text:list-item>
      </text:list>
      <text:p text:style-name="Paragraphe_20_de_20_liste">Mintzberg et la théorie de la contingence : les modèles de production s’adaptent si l’envt est instable, incertain. Il faut être de ++ flexible cependant il gardent qq concepts clés : globalisation des opérations, apparition d’indicateurs qualitatifs, conservation de logique de baisse des couts, apparition de petites différences (différenciation).</text:p>
      <text:p text:style-name="Standard"/>
      <text:p text:style-name="Standard"/>
      <text:list xml:id="list1154083371" text:continue-list="list1352175636" text:style-name="WW8Num33">
        <text:list-item text:start-value="1">
          <text:h text:style-name="P20" text:outline-level="1" text:restart-numbering="true" text:start-value="-1">Fonction de Production</text:h>
        </text:list-item>
      </text:list>
      <text:p text:style-name="Standard"/>
      <text:p text:style-name="Standard">Combinaison de 2 facteur : T et K</text:p>
      <text:p text:style-name="Standard">A court terme : l’ents s’adapte en variant T</text:p>
      <text:p text:style-name="Standard">A lg terme : l’ents s’adapte en variant T et K</text:p>
      <text:p text:style-name="Standard"/>
      <text:p text:style-name="P23">Objectifs :</text:p>
      <text:p text:style-name="Standard">Volume, qualité, cout de production et temps de fabrication</text:p>
      <text:p text:style-name="Standard"/>
      <text:h text:style-name="Heading_20_1" text:outline-level="1">Typologie des systèmes de Production</text:h>
      <text:p text:style-name="Standard"/>
      <text:p text:style-name="Standard">Système= un ensemble d’éléments en interaction</text:p>
      <text:p text:style-name="Standard">Trois classifications :</text:p>
      <text:list xml:id="list824444104" text:style-name="WW8Num26">
        <text:list-item>
          <text:p text:style-name="P8">Selon processus technique (P continue ou P discontinue)</text:p>
        </text:list-item>
        <text:list-item>
          <text:p text:style-name="P8">Selon les quantités produites (P unitaire ou P de masse)</text:p>
        </text:list-item>
        <text:list-item>
          <text:p text:style-name="P8">Selon la relation avec le client (P sur prévision de la D ou P sur commande</text:p>
        </text:list-item>
        <text:list-item>
          <text:p text:style-name="P19">Selon le groupe de produit-processus industriel : mettre en relation le produit et la technologie utilisée</text:p>
        </text:list-item>
        <text:list-item>
          <text:p text:style-name="P19">Selon la technologie (savoir faire…)</text:p>
        </text:list-item>
      </text:list>
      <text:p text:style-name="P33">Pour les services, c’est la « sévuction » qui définit le système de production : du fait du caractère non stockable de la P, il est nécessaire d’affiner la D.</text:p>
      <text:p text:style-name="P30"/>
      <text:h text:style-name="Heading_20_1" text:outline-level="1">L’organisation de la production</text:h>
      <text:p text:style-name="Standard"/>
      <text:h text:style-name="Heading_20_2" text:outline-level="2">Traditionnelle</text:h>
      <text:p text:style-name="Standard">Exécution des tâches où coexiste des services opérationnels et fonctionnels sous une autorité : le responsable de P</text:p>
      <text:p text:style-name="Standard"/>
      <text:p text:style-name="Standard">Opérationnel : fabrication et expédition</text:p>
      <text:p text:style-name="Standard">Fonctionnel : nbre indéterminé (ex :appro, bureau des études, contrôle qualité…) </text:p>
      <text:p text:style-name="Standard"/>
      <text:h text:style-name="Heading_20_2" text:outline-level="2">Contemporaine</text:h>
      <text:p text:style-name="Standard">L’orga trad est bousculée par l’arrivée des NTIC : abolition du temps et de l’espace. La P se fait en tps réel.</text:p>
      <text:p text:style-name="Standard"/>
      <text:h text:style-name="Heading_20_1" text:outline-level="1">Gestion de la production</text:h>
      <text:p text:style-name="Standard"/>
      <text:p text:style-name="Standard"><text:span text:style-name="T4">Définition :</text:span> assurer la combinaison des facteurs de P :</text:p>
      <text:list xml:id="list1353542514" text:style-name="WW8Num35">
        <text:list-item>
          <text:p text:style-name="P9">Ordonnancement des priorités</text:p>
        </text:list-item>
        <text:list-item>
          <text:p text:style-name="P9">Gestion des capacités de P</text:p>
        </text:list-item>
      </text:list>
      <text:p text:style-name="Standard"/>
      <text:p text:style-name="P23">Contenu :</text:p>
      <text:p text:style-name="Standard">Décisions stratégiques : budget, produit, taille</text:p>
      <text:p text:style-name="Standard">Décisions opérationnelles : quelle quantité produire, qualité, contrôle ?</text:p>
      <text:p text:style-name="Standard"/>
      <text:p text:style-name="P23">Harmonisation vente/P</text:p>
      <text:p text:style-name="Standard">Pilotage par l’amont : planification des besoins en fonction des prévisions de la D</text:p>
      <text:p text:style-name="Standard">Pilotage par l’aval : </text:p>
      <text:list xml:id="list1278620274" text:style-name="WW8Num40">
        <text:list-item>
          <text:p text:style-name="P10">« juste à tps » (Cinq zéros : stock, délai, défaut, panne, papier)</text:p>
        </text:list-item>
      </text:list>
      <text:p text:style-name="Standard"><text:tab/><text:tab/>But : réduire les coûts et les délais</text:p>
      <text:list xml:id="list204185928" text:continue-numbering="true" text:style-name="WW8Num40">
        <text:list-item>
          <text:p text:style-name="P10">Système « Kanban » : étiquette qui revient donc lancement production d’un nouveau produit</text:p>
        </text:list-item>
      </text:list>
      <text:p text:style-name="Standard"/>
      <text:p text:style-name="Standard">Ds les deux cas (amont et aval), il y a des problèmes comme « goulet d’étranglement » : la D n’est <text:s/>pas assez forte.</text:p>
      <text:p text:style-name="Standard"/>
      <text:h text:style-name="Heading_20_1" text:outline-level="1">Le contrôle de la gestion de la P</text:h>
      <text:p text:style-name="Standard"/>
      <text:p text:style-name="Standard">Audit externe, interne, vérification à chaque étape du processus de P.</text:p>
      <text:p text:style-name="Standard">Dans le managt d’une ents, la relation à la qualité a changée : on est passé de  « contrôle de la Q » à « gestion de la Q ». La Q devient une fonctio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La recherche/développement</text:h>
      <text:p text:style-name="Standard"/>
      <text:h text:style-name="Heading_20_2" text:outline-level="2">Classification</text:h>
      <text:p text:style-name="Standard"/>
      <text:list xml:id="list1894906881" text:style-name="WW8Num34">
        <text:list-item>
          <text:p text:style-name="P11">R fondamentale (découvertes)</text:p>
        </text:list-item>
        <text:list-item>
          <text:p text:style-name="P11">R appliquée (invention de produits)</text:p>
        </text:list-item>
        <text:list-item>
          <text:p text:style-name="P11">R-dévlt (Passage de l’invention de labo au stade industriel)</text:p>
        </text:list-item>
      </text:list>
      <text:p text:style-name="Standard"/>
      <text:h text:style-name="Heading_20_2" text:outline-level="2">Enjeux</text:h>
      <text:p text:style-name="Standard">Techno pas figés : 3<text:span text:style-name="T1">ème</text:span> révolution scientifique et technologique. Cela amène à mettre en place des structure de P de ++ flexibles.</text:p>
      <text:p text:style-name="Standard"/>
      <text:h text:style-name="Heading_20_2" text:outline-level="2">Gestion <text:s/>de l’innovation</text:h>
      <text:p text:style-name="Standard">C’est l’émergence d’un nouvelle fction qui passe par la connaissance des capacités de l’ents :</text:p>
      <text:p text:style-name="Standard"><text:tab/>Financement de la R</text:p>
      <text:p text:style-name="Standard"><text:tab/>Management des RH</text:p>
      <text:p text:style-name="Standard"><text:tab/>Protection de l’innovation et de l’invention (INPI, brevets…)</text:p>
      <text:p text:style-name="P31"/>
      <text:p text:style-name="P30"/>
      <text:p text:style-name="P52">La fonction financière</text:p>
      <text:p text:style-name="P51"/>
      <text:list xml:id="list1053000349" text:continue-list="list1154083371" text:style-name="WW8Num33">
        <text:list-item text:start-value="1">
          <text:h text:style-name="P20" text:outline-level="1" text:restart-numbering="true" text:start-value="-1">Rôle et place</text:h>
        </text:list-item>
      </text:list>
      <text:h text:style-name="Heading_20_2" text:outline-level="2">Objectifs :</text:h>
      <text:p text:style-name="Standard"/>
      <text:p text:style-name="Standard">Mettre a la dispo des ents des K nécessaire au financement de ses invst et de sa croissance</text:p>
      <text:p text:style-name="Standard">Assurer sa liquidité</text:p>
      <text:p text:style-name="Paragraphe_20_de_20_liste"/>
      <text:p text:style-name="Standard">Ces objectifs sont les mêmes pour ttes les ents qq soit la taille mais les réponses trouvées vont être différentes.</text:p>
      <text:p text:style-name="Standard"/>
      <text:p text:style-name="Standard">Cette fction a une activité d’analyse de la situation de l’ents à travers des ratios (cf cours) en termes de :</text:p>
      <text:list xml:id="list867438400" text:style-name="WW8Num1">
        <text:list-item>
          <text:p text:style-name="P12">Facteurs de production</text:p>
        </text:list-item>
        <text:list-item>
          <text:p text:style-name="P12">Charges et produits</text:p>
        </text:list-item>
        <text:list-item>
          <text:p text:style-name="P12">Structure financière de l’ents</text:p>
        </text:list-item>
        <text:list-item>
          <text:p text:style-name="P12">Rentabilité de l’ents</text:p>
        </text:list-item>
      </text:list>
      <text:p text:style-name="Standard"/>
      <text:p text:style-name="Standard">La gestion financière consiste à surveiller l’endettement et l’interdépendance de l’ents.</text:p>
      <text:p text:style-name="Standard"/>
      <text:h text:style-name="Heading_20_2" text:outline-level="2">La fonction financière de l’ents</text:h>
      <text:p text:style-name="Standard"/>
      <text:list xml:id="list1223879434" text:style-name="WW8Num39">
        <text:list-item>
          <text:p text:style-name="P13">Cette fction n’a de sens qu’à partir d’une certaine taille d’ents</text:p>
        </text:list-item>
        <text:list-item>
          <text:p text:style-name="P13">Qd elle existe, elle est la plus importante : c’est le point focal de l’ents</text:p>
        </text:list-item>
      </text:list>
      <text:p text:style-name="Standard"/>
      <text:p text:style-name="Standard">Ceci s’inscrit ds l’évolution du syst éco :</text:p>
      <text:p text:style-name="Standard"><text:tab/>Jusqu’au XIXème : capitalisme marchand (fction 1<text:span text:style-name="T1">ère </text:span>: la vente)</text:p>
      <text:p text:style-name="Standard"><text:tab/>Fin XIXème – 1960-70 : capitalisme industriel (fction 1<text:span text:style-name="T1">ère </text:span>: la Production)</text:p>
      <text:p text:style-name="Standard"><text:tab/>1970 – aujourd’hui : Capitalisme financier (fction 1<text:span text:style-name="T1">ère </text:span>: la finance)</text:p>
      <text:p text:style-name="Standard"/>
      <text:h text:style-name="Heading_20_1" text:outline-level="1">Analyse et gestion</text:h>
      <text:p text:style-name="Standard"/>
      <text:p text:style-name="Standard">A partir des années 80 : désintermédiation bancaire : les marchés de Kx jouent un rôle croissant. En même temps, les M de Kx se décloisonnent : ils s’ouvrent à tous et il est possible de passer d’un marché à un autre.</text:p>
      <text:p text:style-name="Standard"/>
      <text:p text:style-name="Standard">On est passé d’une éco d’endettement à une éco de M financier mondialisé</text:p>
      <text:p text:style-name="Standard"/>
      <text:p text:style-name="Standard">Pour se financer : deux choix :</text:p>
      <text:list xml:id="list93581886" text:style-name="WW8Num12">
        <text:list-item>
          <text:p text:style-name="P14">Soit augmenter ses Kx propres</text:p>
        </text:list-item>
        <text:list-item>
          <text:p text:style-name="P14">Soit augmenter ses Kx empruntés</text:p>
        </text:list-item>
      </text:list>
      <text:h text:style-name="P21" text:outline-level="2" text:is-list-header="true"/>
      <text:h text:style-name="P21" text:outline-level="2" text:is-list-header="true"><text:soft-page-break/></text:h>
      <text:h text:style-name="P21" text:outline-level="2" text:is-list-header="true"/>
      <text:h text:style-name="P21" text:outline-level="2" text:is-list-header="true"/>
      <text:h text:style-name="Heading_20_2" text:outline-level="2">Les marchés de capitaux</text:h>
      <text:p text:style-name="Standard"/>
      <text:list xml:id="list1239616531" text:style-name="WW8Num41">
        <text:list-item>
          <text:p text:style-name="P15">M Réglementé :</text:p>
        </text:list-item>
      </text:list>
      <text:p text:style-name="Standard"><text:span text:style-name="T10">Le marché boursier (Euronex) </text:span>: depuis 2007, il a fusionné avec NY. Euronex est une SA qui remplit deux fonctions :</text:p>
      <text:p text:style-name="Standard"><text:tab/>Primaire : entrer sur le marché</text:p>
      <text:p text:style-name="Standard"><text:tab/>Secondaire : cotation du titre au jour le jour</text:p>
      <text:p text:style-name="Standard">Réglementé car AMF, label « état », orga internationale des commissions de valeur…</text:p>
      <text:p text:style-name="Standard"/>
      <text:list xml:id="list1823631030" text:style-name="WW8Num18">
        <text:list-item>
          <text:p text:style-name="P16">M de gré à gré</text:p>
        </text:list-item>
      </text:list>
      <text:p text:style-name="Standard"><text:span text:style-name="T10">Le marché monétaire (24h à 7 jours) </text:span>: marché direct. On appel ces instruments contractuels échangeables des « Titres contractuels négociables » (TCN). On trouve des bons du Trésor, des certificats de dépôt négociables, des billets de trésorerie.</text:p>
      <text:p text:style-name="Standard">Il y a des taux d’intérêts :</text:p>
      <text:p text:style-name="Standard"><text:tab/>EURIBOR : calculé ts les jrs à 11h (tx moyen de 57 établissements de la zone euro) </text:p>
      <text:p text:style-name="Standard"><text:tab/>EONIA : calculé ts les jrs à 19 à partir des taux remontant à 24h</text:p>
      <text:p text:style-name="Standard">Ces tx doivent respecter les orientations données par la banque centre à l’aide des tx directeurs (but : lutter contre l’inflation).</text:p>
      <text:p text:style-name="Standard"/>
      <text:p text:style-name="Standard"><text:span text:style-name="T10">Le marché obligataire (sup à 7jrs)</text:span> : C’est comme le marché boursier sauf qu’il est divisé en deux sous-marchés :</text:p>
      <text:list xml:id="list2080405471" text:style-name="WW8Num13">
        <text:list-item>
          <text:p text:style-name="P17"><text:span text:style-name="T4">M primaire :</text:span> marché sur lequel des agents éco viennent chercher de la capacité de financement auprès de prêteurs. Ces emprunteurs peuvent être des états, ents. Tout le mde peut rentrer sur ce marché pour prêter.</text:p>
        </text:list-item>
        <text:list-item>
          <text:p text:style-name="P17"><text:span text:style-name="T4">M secondaire :</text:span> vente des obligations ou achat. Le cours des obligations est calculé plusieurs fois par jours et cela se passe à la bourse de Paris pour des raisons de commodité (matériel).</text:p>
        </text:list-item>
      </text:list>
      <text:p text:style-name="Standard"/>
      <text:p text:style-name="Standard"/>
      <text:p text:style-name="Standard">Il existe d’autres marchés comme le marché des changes et le marché des dérivés (produits comme cacao, bl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libri" fo:font-size="12pt" fo:language="fr" fo:country="FR" style:font-name-asian="Calibri"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ans_20_interligne" style:display-name="Sans interligne" style:family="paragraph">
      <style:paragraph-properties fo:orphans="2" fo:widows="2"/>
      <style:text-properties style:use-window-font-color="true" style:font-name="Calibri" fo:font-size="11pt" fo:language="fr" fo:country="FR" style:font-name-asian="Calibri" style:font-size-asian="11pt" style:font-name-complex="Times New Roman" style:font-size-complex="11pt" style:language-complex="ar" style:country-complex="SA"/>
    </style:style>
    <style:style style:name="Heading_20_1" style:display-name="Heading 1" style:family="paragraph" style:parent-style-name="Sans_20_interligne" style:next-style-name="Standard" style:default-outline-level="1" style:class="text">
      <style:paragraph-properties fo:text-align="justify" style:justify-single-word="false"/>
      <style:text-properties fo:font-size="18pt" fo:font-style="italic" fo:font-weight="bold" style:font-size-asian="18pt" style:font-style-asian="italic" style:font-weight-asian="bold"/>
    </style:style>
    <style:style style:name="Paragraphe_20_de_20_liste" style:display-name="Paragraphe de liste" style:family="paragraph" style:parent-style-name="Standard">
      <style:paragraph-properties fo:margin="100%" fo:margin-left="1.27cm" fo:margin-right="0cm" fo:text-indent="0cm" style:auto-text-indent="false"/>
    </style:style>
    <style:style style:name="Heading_20_2" style:display-name="Heading 2" style:family="paragraph" style:parent-style-name="Paragraphe_20_de_20_liste" style:next-style-name="Standard" style:default-outline-level="2" style:class="text">
      <style:text-properties fo:font-size="16pt" fo:font-style="italic" style:text-underline-style="solid" style:text-underline-width="auto" style:text-underline-color="font-color" style:font-size-asian="16pt" style:font-style-asian="italic"/>
    </style:style>
    <style:style style:name="Header" style:family="paragraph" style:parent-style-name="Standard" style:class="extra"/>
    <style:style style:name="Footer" style:family="paragraph" style:parent-style-name="Standard" style:class="extra"/>
    <style:style style:name="Révision" style:family="paragraph">
      <style:paragraph-properties fo:orphans="2" fo:widows="2"/>
      <style:text-properties style:use-window-font-color="true" style:font-name="Calibri" fo:font-size="12pt" fo:language="fr" fo:country="FR" style:font-name-asian="Calibri" style:font-size-asian="12pt" style:font-name-complex="Times New Roman" style:font-size-complex="11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xplorateur_20_de_20_documents" style:display-name="Explorateur de documents" style:family="paragraph" style:parent-style-name="Standard">
      <style:text-properties style:font-name="Tahoma" fo:font-size="8pt" style:font-size-asian="8pt" style:font-name-complex="Tahoma" style:font-size-complex="8pt"/>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text-properties style:font-name="Calibri"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Calibri" style:font-name-asian="Calibri"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Calibri" style:font-name-asian="Calibri"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Calibri" style:font-name-asian="Calibri"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Calibri" style:font-name-asian="Calibri"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Calibri" style:font-name-asian="Calibri"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Calibri" style:font-name-asian="Calibri" style:font-name-complex="Times New Roman"/>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Calibri" style:font-name-asian="Calibri"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Calibri" style:font-name-asian="Calibri"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Calibri" style:font-name-asian="Calibri"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Calibri" style:font-name-asian="Calibri" style:font-name-complex="Times New Roman"/>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Wingdings" style:font-name-complex="Wingdings"/>
    </style:style>
    <style:style style:name="WW8Num25z1" style:family="text">
      <style:text-properties style:font-name="Courier New" style:font-name-complex="Courier New"/>
    </style:style>
    <style:style style:name="WW8Num25z3" style:family="text">
      <style:text-properties style:font-name="Symbol" style:font-name-complex="Symbol"/>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Calibri" style:font-name-asian="Calibri"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Calibri" style:font-name-asian="Calibri"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1z0" style:family="text">
      <style:text-properties style:font-name="Calibri" style:font-name-asian="Calibri" style:font-name-complex="Times New Roman"/>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4z0" style:family="text">
      <style:text-properties style:font-name="Wingdings" style:font-name-complex="Wingdings"/>
    </style:style>
    <style:style style:name="WW8Num34z1" style:family="text">
      <style:text-properties style:font-name="Courier New" style:font-name-complex="Courier New"/>
    </style:style>
    <style:style style:name="WW8Num34z3" style:family="text">
      <style:text-properties style:font-name="Symbol" style:font-name-complex="Symbol"/>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Calibri" style:font-name-asian="Calibri" style:font-name-complex="Times New Roman"/>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Calibri" style:font-name-asian="Calibri"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Calibri" style:font-name-asian="Calibri"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Calibri" style:font-name-asian="Calibri" style:font-name-complex="Times New Roman"/>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2z3" style:family="text">
      <style:text-properties style:font-name="Symbol" style:font-name-complex="Symbol"/>
    </style:style>
    <style:style style:name="WW8Num43z0" style:family="text">
      <style:text-properties style:font-name="Calibri" style:font-name-asian="Calibri" style:font-name-complex="Times New Roman"/>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3z3" style:family="text">
      <style:text-properties style:font-name="Symbol" style:font-name-complex="Symbol"/>
    </style:style>
    <style:style style:name="WW8Num44z0" style:family="text">
      <style:text-properties style:font-name="Calibri" style:font-name-asian="Calibri" style:font-name-complex="Times New Roman"/>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font-size="18pt" fo:font-style="italic" fo:font-weight="bold" style:font-size-asian="18pt" style:font-style-asian="italic" style:font-weight-asian="bold"/>
    </style:style>
    <style:style style:name="Titre_20_2_20_Car" style:display-name="Titre 2 Car" style:family="text" style:parent-style-name="Police_20_par_20_défaut">
      <style:text-properties fo:font-size="16pt" fo:font-style="italic" style:text-underline-style="solid" style:text-underline-width="auto" style:text-underline-color="font-color" style:font-size-asian="16pt" style:font-style-asian="italic"/>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Explorateur_20_de_20_documents_20_Car" style:display-name="Explorateur de documents Car" style:family="text" style:parent-style-name="Police_20_par_20_défaut">
      <style:text-properties style:font-name="Tahoma" fo:font-size="8pt"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3.768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5.038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8.848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2.658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3.789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5.059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635cm" fo:margin-left="6.329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7.59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8.869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635cm" fo:margin-left="10.139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11.40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2.679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635cm" fo:margin-left="13.9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522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3.792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062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6.332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7.602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8.87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10.142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1.412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2.6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2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2.522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0.501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501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1.251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emière_20_conversion_20_1" style:display-name="Première conversion 1" style:page-layout-name="Mpm2" style:next-style-name="Conversion_20_1">
      <style:header>
        <text:p text:style-name="Header"/>
      </style:header>
      <style:footer>
        <text:p text:style-name="Footer"/>
      </style:footer>
    </style:master-page>
    <style:master-page style:name="Conversion_20_1" style:display-name="Conversion 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el</meta:initial-creator>
    <meta:creation-date>2009-03-20T17:26:00</meta:creation-date>
    <dc:creator>Mikael</dc:creator>
    <dc:date>2009-03-20T17:26:00</dc:date>
    <meta:editing-cycles>2</meta:editing-cycles>
    <meta:editing-duration>PT1M</meta:editing-duration>
    <meta:document-statistic meta:table-count="0" meta:image-count="0" meta:object-count="0" meta:page-count="22" meta:paragraph-count="453" meta:word-count="5085" meta:character-count="30456" meta:non-whitespace-character-count="25863"/>
    <meta:generator>LibreOffice/3.5$Linux_X86_64 LibreOffice_project/350m1$Build-403</meta:generator>
    <meta:user-defined meta:name="Info 1"/>
    <meta:user-defined meta:name="Info 2"/>
    <meta:user-defined meta:name="Info 3"/>
    <meta:user-defined meta:name="Info 4"/>
  </office:meta>
</office:document-meta>
</file>